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4.06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end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4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3" table:number-columns-repeated="5"/>
          <table:table-cell table:style-name="ce6" office:value-type="time" office:time-value="PT16H30M00S" calcext:value-type="time">
            <text:p>16:30:00</text:p>
          </table:table-cell>
          <table:table-cell table:style-name="ce3" table:number-columns-repeated="5"/>
          <table:table-cell table:number-columns-repeated="1012"/>
        </table:table-row>
        <table:table-row table:style-name="ro2">
          <table:table-cell/>
          <table:table-cell table:style-name="ce3" table:number-columns-repeated="2"/>
          <table:table-cell table:style-name="ce5" office:value-type="string" calcext:value-type="string">
            <text:p>Animal – Jio</text:p>
          </table:table-cell>
          <table:table-cell table:style-name="ce3" table:number-columns-repeated="2"/>
          <table:table-cell/>
          <table:table-cell table:style-name="ce3" table:number-columns-repeated="2"/>
          <table:table-cell table:style-name="ce5" office:value-type="string" calcext:value-type="string">
            <text:p>Animal – IITDWifi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style-name="ce4"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3" calcext:value-type="float">
            <text:p>503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0" calcext:value-type="float">
            <text:p>36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38" calcext:value-type="float">
            <text:p>438</text:p>
          </table:table-cell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51" calcext:value-type="float">
            <text:p>55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35" calcext:value-type="float">
            <text:p>53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1" calcext:value-type="float">
            <text:p>50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14" calcext:value-type="float">
            <text:p>51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49" calcext:value-type="float">
            <text:p>349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08" calcext:value-type="float">
            <text:p>50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5" calcext:value-type="float">
            <text:p>315</text:p>
          </table:table-cell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55" calcext:value-type="float">
            <text:p>55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70" calcext:value-type="float">
            <text:p>47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float" office:value="1146" calcext:value-type="float">
            <text:p>1146</text:p>
          </table:table-cell>
          <table:table-cell office:value-type="float" office:value="963" calcext:value-type="float">
            <text:p>963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57" calcext:value-type="float">
            <text:p>45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4" calcext:value-type="float">
            <text:p>324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1162" calcext:value-type="float">
            <text:p>116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43" calcext:value-type="float">
            <text:p>443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85" calcext:value-type="float">
            <text:p>58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8" calcext:value-type="float">
            <text:p>508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57" calcext:value-type="float">
            <text:p>45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27" calcext:value-type="float">
            <text:p>52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39" calcext:value-type="float">
            <text:p>53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61" calcext:value-type="float">
            <text:p>461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392" calcext:value-type="float">
            <text:p>139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99" calcext:value-type="float">
            <text:p>49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42" calcext:value-type="float">
            <text:p>642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35" calcext:value-type="float">
            <text:p>53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03" calcext:value-type="float">
            <text:p>403</text:p>
          </table:table-cell>
          <table:table-cell office:value-type="float" office:value="817" calcext:value-type="float">
            <text:p>81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92" calcext:value-type="float">
            <text:p>49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6" calcext:value-type="float">
            <text:p>276</text:p>
          </table:table-cell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31" calcext:value-type="float">
            <text:p>53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9" calcext:value-type="float">
            <text:p>269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5" calcext:value-type="float">
            <text:p>365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23" calcext:value-type="float">
            <text:p>42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54" calcext:value-type="float">
            <text:p>45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55" calcext:value-type="float">
            <text:p>45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8" calcext:value-type="float">
            <text:p>368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57" calcext:value-type="float">
            <text:p>45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78" calcext:value-type="float">
            <text:p>137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59" calcext:value-type="float">
            <text:p>459</text:p>
          </table:table-cell>
          <table:table-cell table:number-columns-repeated="1012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2" calcext:value-type="float">
            <text:p>492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office:value-type="float" office:value="377.2" calcext:value-type="float">
            <text:p>377.2</text:p>
          </table:table-cell>
          <table:table-cell table:style-name="ce2" office:value-type="float" office:value="984.08" calcext:value-type="float">
            <text:p>984.08</text:p>
          </table:table-cell>
          <table:table-cell table:style-name="ce2" office:value-type="float" office:value="40.625" calcext:value-type="float">
            <text:p>40.625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133.875" calcext:value-type="float">
            <text:p>133.875</text:p>
          </table:table-cell>
          <table:table-cell table:style-name="ce2" office:value-type="string" calcext:value-type="string">
            <text:p>Average:</text:p>
          </table:table-cell>
          <table:table-cell table:style-name="ce2" office:value-type="float" office:value="121.4" calcext:value-type="float">
            <text:p>121.4</text:p>
          </table:table-cell>
          <table:table-cell table:style-name="ce2" office:value-type="float" office:value="1234.48" calcext:value-type="float">
            <text:p>1234.48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49.4" calcext:value-type="float">
            <text:p>49.4</text:p>
          </table:table-cell>
          <table:table-cell table:style-name="ce2" office:value-type="float" office:value="479.2" calcext:value-type="float">
            <text:p>479.2</text:p>
          </table:table-cell>
          <table:table-cell table:style-name="ce2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table:number-columns-repeated="2"/>
          <table:table-cell table:style-name="ce5" office:value-type="string" calcext:value-type="string">
            <text:p>Animal – Jio – All</text:p>
          </table:table-cell>
          <table:table-cell table:style-name="ce3" table:number-columns-repeated="2"/>
          <table:table-cell/>
          <table:table-cell table:style-name="ce3" table:number-columns-repeated="2"/>
          <table:table-cell table:style-name="ce5" office:value-type="string" calcext:value-type="string">
            <text:p>Animal – IITDWifi – All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style-name="ce4"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36" calcext:value-type="float">
            <text:p>536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76" calcext:value-type="float">
            <text:p>37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98" calcext:value-type="float">
            <text:p>498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073" calcext:value-type="float">
            <text:p>1073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517" calcext:value-type="float">
            <text:p>51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1" calcext:value-type="float">
            <text:p>361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056" calcext:value-type="float">
            <text:p>1056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08" calcext:value-type="float">
            <text:p>50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056" calcext:value-type="float">
            <text:p>105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485" calcext:value-type="float">
            <text:p>48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22" calcext:value-type="float">
            <text:p>322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1060" calcext:value-type="float">
            <text:p>106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2631" calcext:value-type="float">
            <text:p>2631</text:p>
          </table:table-cell>
          <table:table-cell office:value-type="float" office:value="1313" calcext:value-type="float">
            <text:p>1313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447" calcext:value-type="float">
            <text:p>44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21" calcext:value-type="float">
            <text:p>132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414" calcext:value-type="float">
            <text:p>41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99" calcext:value-type="float">
            <text:p>399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7" calcext:value-type="float">
            <text:p>367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50" calcext:value-type="float">
            <text:p>45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3" calcext:value-type="float">
            <text:p>283</text:p>
          </table:table-cell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32" calcext:value-type="float">
            <text:p>43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09" calcext:value-type="float">
            <text:p>309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45" calcext:value-type="float">
            <text:p>34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94" calcext:value-type="float">
            <text:p>294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91" calcext:value-type="float">
            <text:p>39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60" calcext:value-type="float">
            <text:p>36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31" calcext:value-type="float">
            <text:p>43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7" calcext:value-type="float">
            <text:p>277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37" calcext:value-type="float">
            <text:p>43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99" calcext:value-type="float">
            <text:p>39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08" calcext:value-type="float">
            <text:p>40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37" calcext:value-type="float">
            <text:p>43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33" calcext:value-type="float">
            <text:p>43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73" calcext:value-type="float">
            <text:p>37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32" calcext:value-type="float">
            <text:p>43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09" calcext:value-type="float">
            <text:p>309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34" calcext:value-type="float">
            <text:p>43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36" calcext:value-type="float">
            <text:p>43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76" calcext:value-type="float">
            <text:p>476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office:value-type="float" office:value="313.76" calcext:value-type="float">
            <text:p>313.76</text:p>
          </table:table-cell>
          <table:table-cell table:style-name="ce2" office:value-type="float" office:value="984.84" calcext:value-type="float">
            <text:p>984.84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47.68" calcext:value-type="float">
            <text:p>47.68</text:p>
          </table:table-cell>
          <table:table-cell table:style-name="ce2" office:value-type="float" office:value="159.44" calcext:value-type="float">
            <text:p>159.44</text:p>
          </table:table-cell>
          <table:table-cell table:style-name="ce2" office:value-type="string" calcext:value-type="string">
            <text:p>Average:</text:p>
          </table:table-cell>
          <table:table-cell table:style-name="ce2" office:value-type="float" office:value="264.48" calcext:value-type="float">
            <text:p>264.48</text:p>
          </table:table-cell>
          <table:table-cell table:style-name="ce2" office:value-type="float" office:value="1128.84" calcext:value-type="float">
            <text:p>1128.84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397.72" calcext:value-type="float">
            <text:p>397.72</text:p>
          </table:table-cell>
          <table:table-cell table:number-columns-repeated="1012"/>
        </table:table-row>
      </table:table>
      <table:table table:name="7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3" table:number-columns-repeated="5"/>
          <table:table-cell table:style-name="ce7" office:value-type="time" office:time-value="PT19H30M00S" calcext:value-type="time">
            <text:p>19:30:00</text:p>
          </table:table-cell>
          <table:table-cell table:style-name="ce3" table:number-columns-repeated="5"/>
          <table:table-cell table:number-columns-repeated="1012"/>
        </table:table-row>
        <table:table-row table:style-name="ro2">
          <table:table-cell/>
          <table:table-cell table:style-name="ce3" table:number-columns-repeated="2"/>
          <table:table-cell table:style-name="ce5" office:value-type="string" calcext:value-type="string">
            <text:p>Animal – Jio</text:p>
          </table:table-cell>
          <table:table-cell table:style-name="ce3" table:number-columns-repeated="2"/>
          <table:table-cell/>
          <table:table-cell table:style-name="ce3" table:number-columns-repeated="2"/>
          <table:table-cell table:style-name="ce5" office:value-type="string" calcext:value-type="string">
            <text:p>Animal – IITDWifi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style-name="ce9" office:value-type="string" calcext:value-type="string">
            <text:p>Total</text:p>
          </table:table-cell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20" calcext:value-type="float">
            <text:p>102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formula="of:=[.B4]+[.C4]+[.D4]" office:value-type="float" office:value="1851" calcext:value-type="float">
            <text:p>1851</text:p>
          </table:table-cell>
          <table:table-cell office:value-type="float" office:value="108" calcext:value-type="float">
            <text:p>108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5" calcext:value-type="float">
            <text:p>505</text:p>
          </table:table-cell>
          <table:table-cell table:formula="of:=[.H4]+[.I4]+[.J4]" office:value-type="float" office:value="1178" calcext:value-type="float">
            <text:p>117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63" calcext:value-type="float">
            <text:p>763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B5]+[.C5]+[.D5]" office:value-type="float" office:value="1654" calcext:value-type="float">
            <text:p>1654</text:p>
          </table:table-cell>
          <table:table-cell office:value-type="float" office:value="113" calcext:value-type="float">
            <text:p>113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90" calcext:value-type="float">
            <text:p>490</text:p>
          </table:table-cell>
          <table:table-cell table:formula="of:=[.H5]+[.I5]+[.J5]" office:value-type="float" office:value="1169" calcext:value-type="float">
            <text:p>11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8" calcext:value-type="float">
            <text:p>778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formula="of:=[.B6]+[.C6]+[.D6]" office:value-type="float" office:value="1764" calcext:value-type="float">
            <text:p>1764</text:p>
          </table:table-cell>
          <table:table-cell office:value-type="float" office:value="103" calcext:value-type="float">
            <text:p>103</text:p>
          </table:table-cell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31" calcext:value-type="float">
            <text:p>531</text:p>
          </table:table-cell>
          <table:table-cell table:formula="of:=[.H6]+[.I6]+[.J6]" office:value-type="float" office:value="1165" calcext:value-type="float">
            <text:p>11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1" calcext:value-type="float">
            <text:p>731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formula="of:=[.B7]+[.C7]+[.D7]" office:value-type="float" office:value="1542" calcext:value-type="float">
            <text:p>1542</text:p>
          </table:table-cell>
          <table:table-cell office:value-type="float" office:value="110" calcext:value-type="float">
            <text:p>110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6" calcext:value-type="float">
            <text:p>506</text:p>
          </table:table-cell>
          <table:table-cell table:formula="of:=[.H7]+[.I7]+[.J7]" office:value-type="float" office:value="1174" calcext:value-type="float">
            <text:p>117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98" calcext:value-type="float">
            <text:p>798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formula="of:=[.B8]+[.C8]+[.D8]" office:value-type="float" office:value="1864" calcext:value-type="float">
            <text:p>1864</text:p>
          </table:table-cell>
          <table:table-cell office:value-type="float" office:value="145" calcext:value-type="float">
            <text:p>145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73" calcext:value-type="float">
            <text:p>373</text:p>
          </table:table-cell>
          <table:table-cell table:formula="of:=[.H8]+[.I8]+[.J8]" office:value-type="float" office:value="1174" calcext:value-type="float">
            <text:p>117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86" calcext:value-type="float">
            <text:p>886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formula="of:=[.B9]+[.C9]+[.D9]" office:value-type="float" office:value="1547" calcext:value-type="float">
            <text:p>1547</text:p>
          </table:table-cell>
          <table:table-cell office:value-type="float" office:value="101" calcext:value-type="float">
            <text:p>101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23" calcext:value-type="float">
            <text:p>523</text:p>
          </table:table-cell>
          <table:table-cell table:formula="of:=[.H9]+[.I9]+[.J9]" office:value-type="float" office:value="1167" calcext:value-type="float">
            <text:p>11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4" calcext:value-type="float">
            <text:p>594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formula="of:=[.B10]+[.C10]+[.D10]" office:value-type="float" office:value="1549" calcext:value-type="float">
            <text:p>1549</text:p>
          </table:table-cell>
          <table:table-cell office:value-type="float" office:value="115" calcext:value-type="float">
            <text:p>115</text:p>
          </table:table-cell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02" calcext:value-type="float">
            <text:p>502</text:p>
          </table:table-cell>
          <table:table-cell table:formula="of:=[.H10]+[.I10]+[.J10]" office:value-type="float" office:value="1474" calcext:value-type="float">
            <text:p>147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5" calcext:value-type="float">
            <text:p>775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table:formula="of:=[.B11]+[.C11]+[.D11]" office:value-type="float" office:value="1544" calcext:value-type="float">
            <text:p>1544</text:p>
          </table:table-cell>
          <table:table-cell office:value-type="float" office:value="1675" calcext:value-type="float">
            <text:p>1675</text:p>
          </table:table-cell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table:formula="of:=[.H11]+[.I11]+[.J11]" office:value-type="float" office:value="2702" calcext:value-type="float">
            <text:p>270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50" calcext:value-type="float">
            <text:p>1150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formula="of:=[.B12]+[.C12]+[.D12]" office:value-type="float" office:value="2186" calcext:value-type="float">
            <text:p>2186</text:p>
          </table:table-cell>
          <table:table-cell office:value-type="float" office:value="130" calcext:value-type="float">
            <text:p>13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61" calcext:value-type="float">
            <text:p>461</text:p>
          </table:table-cell>
          <table:table-cell table:formula="of:=[.H12]+[.I12]+[.J12]" office:value-type="float" office:value="984" calcext:value-type="float">
            <text:p>98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5" calcext:value-type="float">
            <text:p>595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formula="of:=[.B13]+[.C13]+[.D13]" office:value-type="float" office:value="1552" calcext:value-type="float">
            <text:p>1552</text:p>
          </table:table-cell>
          <table:table-cell office:value-type="float" office:value="128" calcext:value-type="float">
            <text:p>128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41" calcext:value-type="float">
            <text:p>441</text:p>
          </table:table-cell>
          <table:table-cell table:formula="of:=[.H13]+[.I13]+[.J13]" office:value-type="float" office:value="743" calcext:value-type="float">
            <text:p>7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0" calcext:value-type="float">
            <text:p>570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table:formula="of:=[.B14]+[.C14]+[.D14]" office:value-type="float" office:value="1550" calcext:value-type="float">
            <text:p>1550</text:p>
          </table:table-cell>
          <table:table-cell office:value-type="float" office:value="107" calcext:value-type="float">
            <text:p>107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21" calcext:value-type="float">
            <text:p>421</text:p>
          </table:table-cell>
          <table:table-cell table:formula="of:=[.H14]+[.I14]+[.J14]" office:value-type="float" office:value="1174" calcext:value-type="float">
            <text:p>117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41" calcext:value-type="float">
            <text:p>441</text:p>
          </table:table-cell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table:formula="of:=[.B15]+[.C15]+[.D15]" office:value-type="float" office:value="1225" calcext:value-type="float">
            <text:p>1225</text:p>
          </table:table-cell>
          <table:table-cell office:value-type="float" office:value="106" calcext:value-type="float">
            <text:p>106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36" calcext:value-type="float">
            <text:p>436</text:p>
          </table:table-cell>
          <table:table-cell table:formula="of:=[.H15]+[.I15]+[.J15]" office:value-type="float" office:value="1178" calcext:value-type="float">
            <text:p>117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6" calcext:value-type="float">
            <text:p>676</text:p>
          </table:table-cell>
          <table:table-cell office:value-type="float" office:value="877" calcext:value-type="float">
            <text:p>87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B16]+[.C16]+[.D16]" office:value-type="float" office:value="1556" calcext:value-type="float">
            <text:p>1556</text:p>
          </table:table-cell>
          <table:table-cell office:value-type="float" office:value="112" calcext:value-type="float">
            <text:p>112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9" calcext:value-type="float">
            <text:p>389</text:p>
          </table:table-cell>
          <table:table-cell table:formula="of:=[.H16]+[.I16]+[.J16]" office:value-type="float" office:value="1175" calcext:value-type="float">
            <text:p>117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9" calcext:value-type="float">
            <text:p>569</text:p>
          </table:table-cell>
          <table:table-cell office:value-type="float" office:value="974" calcext:value-type="float">
            <text:p>97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formula="of:=[.B17]+[.C17]+[.D17]" office:value-type="float" office:value="1546" calcext:value-type="float">
            <text:p>1546</text:p>
          </table:table-cell>
          <table:table-cell office:value-type="float" office:value="102" calcext:value-type="float">
            <text:p>102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21" calcext:value-type="float">
            <text:p>421</text:p>
          </table:table-cell>
          <table:table-cell table:formula="of:=[.H17]+[.I17]+[.J17]" office:value-type="float" office:value="1172" calcext:value-type="float">
            <text:p>11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05" calcext:value-type="float">
            <text:p>805</text:p>
          </table:table-cell>
          <table:table-cell office:value-type="float" office:value="872" calcext:value-type="float">
            <text:p>87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formula="of:=[.B18]+[.C18]+[.D18]" office:value-type="float" office:value="1680" calcext:value-type="float">
            <text:p>1680</text:p>
          </table:table-cell>
          <table:table-cell office:value-type="float" office:value="106" calcext:value-type="float">
            <text:p>106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06" calcext:value-type="float">
            <text:p>406</text:p>
          </table:table-cell>
          <table:table-cell table:formula="of:=[.H18]+[.I18]+[.J18]" office:value-type="float" office:value="867" calcext:value-type="float">
            <text:p>8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6" calcext:value-type="float">
            <text:p>776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formula="of:=[.B19]+[.C19]+[.D19]" office:value-type="float" office:value="1741" calcext:value-type="float">
            <text:p>1741</text:p>
          </table:table-cell>
          <table:table-cell office:value-type="float" office:value="114" calcext:value-type="float">
            <text:p>114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6" calcext:value-type="float">
            <text:p>386</text:p>
          </table:table-cell>
          <table:table-cell table:formula="of:=[.H19]+[.I19]+[.J19]" office:value-type="float" office:value="1171" calcext:value-type="float">
            <text:p>11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2" calcext:value-type="float">
            <text:p>562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formula="of:=[.B20]+[.C20]+[.D20]" office:value-type="float" office:value="1543" calcext:value-type="float">
            <text:p>1543</text:p>
          </table:table-cell>
          <table:table-cell office:value-type="float" office:value="108" calcext:value-type="float">
            <text:p>10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10" calcext:value-type="float">
            <text:p>410</text:p>
          </table:table-cell>
          <table:table-cell table:formula="of:=[.H20]+[.I20]+[.J20]" office:value-type="float" office:value="1176" calcext:value-type="float">
            <text:p>117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2" calcext:value-type="float">
            <text:p>482</text:p>
          </table:table-cell>
          <table:table-cell office:value-type="float" office:value="1066" calcext:value-type="float">
            <text:p>106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formula="of:=[.B21]+[.C21]+[.D21]" office:value-type="float" office:value="1562" calcext:value-type="float">
            <text:p>1562</text:p>
          </table:table-cell>
          <table:table-cell office:value-type="float" office:value="102" calcext:value-type="float">
            <text:p>102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18" calcext:value-type="float">
            <text:p>418</text:p>
          </table:table-cell>
          <table:table-cell table:formula="of:=[.H21]+[.I21]+[.J21]" office:value-type="float" office:value="1174" calcext:value-type="float">
            <text:p>117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7" calcext:value-type="float">
            <text:p>527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formula="of:=[.B22]+[.C22]+[.D22]" office:value-type="float" office:value="1542" calcext:value-type="float">
            <text:p>1542</text:p>
          </table:table-cell>
          <table:table-cell office:value-type="float" office:value="102" calcext:value-type="float">
            <text:p>102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35" calcext:value-type="float">
            <text:p>435</text:p>
          </table:table-cell>
          <table:table-cell table:formula="of:=[.H22]+[.I22]+[.J22]" office:value-type="float" office:value="865" calcext:value-type="float">
            <text:p>8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04" calcext:value-type="float">
            <text:p>904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[.B23]+[.C23]+[.D23]" office:value-type="float" office:value="1864" calcext:value-type="float">
            <text:p>1864</text:p>
          </table:table-cell>
          <table:table-cell office:value-type="float" office:value="87" calcext:value-type="float">
            <text:p>87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67" calcext:value-type="float">
            <text:p>567</text:p>
          </table:table-cell>
          <table:table-cell table:formula="of:=[.H23]+[.I23]+[.J23]" office:value-type="float" office:value="1152" calcext:value-type="float">
            <text:p>11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0" calcext:value-type="float">
            <text:p>570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table:formula="of:=[.B24]+[.C24]+[.D24]" office:value-type="float" office:value="1550" calcext:value-type="float">
            <text:p>1550</text:p>
          </table:table-cell>
          <table:table-cell office:value-type="float" office:value="114" calcext:value-type="float">
            <text:p>114</text:p>
          </table:table-cell>
          <table:table-cell office:value-type="float" office:value="1370" calcext:value-type="float">
            <text:p>137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07" calcext:value-type="float">
            <text:p>407</text:p>
          </table:table-cell>
          <table:table-cell table:formula="of:=[.H24]+[.I24]+[.J24]" office:value-type="float" office:value="1498" calcext:value-type="float">
            <text:p>149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51" calcext:value-type="float">
            <text:p>751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formula="of:=[.B25]+[.C25]+[.D25]" office:value-type="float" office:value="1901" calcext:value-type="float">
            <text:p>1901</text:p>
          </table:table-cell>
          <table:table-cell office:value-type="float" office:value="131" calcext:value-type="float">
            <text:p>131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58" calcext:value-type="float">
            <text:p>358</text:p>
          </table:table-cell>
          <table:table-cell table:formula="of:=[.H25]+[.I25]+[.J25]" office:value-type="float" office:value="861" calcext:value-type="float">
            <text:p>8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office:value-type="float" office:value="1142" calcext:value-type="float">
            <text:p>114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formula="of:=[.B26]+[.C26]+[.D26]" office:value-type="float" office:value="1830" calcext:value-type="float">
            <text:p>1830</text:p>
          </table:table-cell>
          <table:table-cell office:value-type="float" office:value="105" calcext:value-type="float">
            <text:p>105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31" calcext:value-type="float">
            <text:p>431</text:p>
          </table:table-cell>
          <table:table-cell table:formula="of:=[.H26]+[.I26]+[.J26]" office:value-type="float" office:value="1161" calcext:value-type="float">
            <text:p>11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63" calcext:value-type="float">
            <text:p>963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[.B27]+[.C27]+[.D27]" office:value-type="float" office:value="1860" calcext:value-type="float">
            <text:p>1860</text:p>
          </table:table-cell>
          <table:table-cell office:value-type="float" office:value="109" calcext:value-type="float">
            <text:p>109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16" calcext:value-type="float">
            <text:p>416</text:p>
          </table:table-cell>
          <table:table-cell table:formula="of:=[.H27]+[.I27]+[.J27]" office:value-type="float" office:value="1160" calcext:value-type="float">
            <text:p>1160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float" office:value="106" calcext:value-type="float">
            <text:p>106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table:formula="of:=[.H28]+[.I28]+[.J28]" office:value-type="float" office:value="1172" calcext:value-type="float">
            <text:p>117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office:value-type="float" office:value="723.79" calcext:value-type="float">
            <text:p>723.79</text:p>
          </table:table-cell>
          <table:table-cell table:style-name="ce2" office:value-type="float" office:value="941.66" calcext:value-type="float">
            <text:p>941.66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46.9583" calcext:value-type="float">
            <text:p>46.9583</text:p>
          </table:table-cell>
          <table:table-cell table:style-name="ce2" office:value-type="float" office:value="67.7" calcext:value-type="float">
            <text:p>67.7</text:p>
          </table:table-cell>
          <table:table-cell table:style-name="ce9" office:value-type="string" calcext:value-type="string">
            <text:p>Average:</text:p>
          </table:table-cell>
          <table:table-cell table:style-name="ce2" office:value-type="float" office:value="173.56" calcext:value-type="float">
            <text:p>173.56</text:p>
          </table:table-cell>
          <table:table-cell table:style-name="ce2" office:value-type="float" office:value="1021.32" calcext:value-type="float">
            <text:p>1021.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48" calcext:value-type="float">
            <text:p>49.48</text:p>
          </table:table-cell>
          <table:table-cell table:style-name="ce2" office:value-type="float" office:value="429.32" calcext:value-type="float">
            <text:p>429.32</text:p>
          </table:table-cell>
          <table:table-cell table:style-name="ce2"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table:number-columns-repeated="2"/>
          <table:table-cell table:style-name="ce5" office:value-type="string" calcext:value-type="string">
            <text:p>Animal – Jio – All</text:p>
          </table:table-cell>
          <table:table-cell table:style-name="ce3" table:number-columns-repeated="2"/>
          <table:table-cell/>
          <table:table-cell table:style-name="ce3" table:number-columns-repeated="2"/>
          <table:table-cell table:style-name="ce5" office:value-type="string" calcext:value-type="string">
            <text:p>Animal – IITDWifi – All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style-name="ce9"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54" calcext:value-type="float">
            <text:p>1954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892" calcext:value-type="float">
            <text:p>4892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39" calcext:value-type="float">
            <text:p>43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98" calcext:value-type="float">
            <text:p>1498</text:p>
          </table:table-cell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27" calcext:value-type="float">
            <text:p>42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638" calcext:value-type="float">
            <text:p>3638</text:p>
          </table:table-cell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23" calcext:value-type="float">
            <text:p>42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04" calcext:value-type="float">
            <text:p>1004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89" calcext:value-type="float">
            <text:p>1289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71" calcext:value-type="float">
            <text:p>27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19" calcext:value-type="float">
            <text:p>1819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87" calcext:value-type="float">
            <text:p>28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99" calcext:value-type="float">
            <text:p>1499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9" calcext:value-type="float">
            <text:p>21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57" calcext:value-type="float">
            <text:p>957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73" calcext:value-type="float">
            <text:p>27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05" calcext:value-type="float">
            <text:p>905</text:p>
          </table:table-cell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974" calcext:value-type="float">
            <text:p>97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314" calcext:value-type="float">
            <text:p>31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62" calcext:value-type="float">
            <text:p>762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92" calcext:value-type="float">
            <text:p>29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30" calcext:value-type="float">
            <text:p>630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39" calcext:value-type="float">
            <text:p>33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72" calcext:value-type="float">
            <text:p>772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17" calcext:value-type="float">
            <text:p>31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37" calcext:value-type="float">
            <text:p>83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31" calcext:value-type="float">
            <text:p>33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79" calcext:value-type="float">
            <text:p>579</text:p>
          </table:table-cell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16" calcext:value-type="float">
            <text:p>31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76" calcext:value-type="float">
            <text:p>776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45" calcext:value-type="float">
            <text:p>34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129" calcext:value-type="float">
            <text:p>1129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60" calcext:value-type="float">
            <text:p>36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92" calcext:value-type="float">
            <text:p>1092</text:p>
          </table:table-cell>
          <table:table-cell office:value-type="float" office:value="1097" calcext:value-type="float">
            <text:p>109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36" calcext:value-type="float">
            <text:p>33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43" calcext:value-type="float">
            <text:p>1043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68" calcext:value-type="float">
            <text:p>36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818" calcext:value-type="float">
            <text:p>2818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70" calcext:value-type="float">
            <text:p>37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783" calcext:value-type="float">
            <text:p>4783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82" calcext:value-type="float">
            <text:p>38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033" calcext:value-type="float">
            <text:p>1033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1" calcext:value-type="float">
            <text:p>36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081" calcext:value-type="float">
            <text:p>3081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9" calcext:value-type="float">
            <text:p>34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77" calcext:value-type="float">
            <text:p>677</text:p>
          </table:table-cell>
          <table:table-cell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71" calcext:value-type="float">
            <text:p>37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42" calcext:value-type="float">
            <text:p>742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77" calcext:value-type="float">
            <text:p>37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office:value-type="float" office:value="1608.36" calcext:value-type="float">
            <text:p>1608.36</text:p>
          </table:table-cell>
          <table:table-cell table:style-name="ce2" office:value-type="float" office:value="960.76" calcext:value-type="float">
            <text:p>960.76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47.56" calcext:value-type="float">
            <text:p>47.56</text:p>
          </table:table-cell>
          <table:table-cell table:style-name="ce2" office:value-type="float" office:value="41.92" calcext:value-type="float">
            <text:p>41.92</text:p>
          </table:table-cell>
          <table:table-cell table:style-name="ce9" office:value-type="string" calcext:value-type="string">
            <text:p>Average:</text:p>
          </table:table-cell>
          <table:table-cell table:style-name="ce2" office:value-type="float" office:value="149.16" calcext:value-type="float">
            <text:p>149.16</text:p>
          </table:table-cell>
          <table:table-cell table:style-name="ce2" office:value-type="float" office:value="1047.24" calcext:value-type="float">
            <text:p>1047.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.88" calcext:value-type="float">
            <text:p>49.88</text:p>
          </table:table-cell>
          <table:table-cell table:style-name="ce2" office:value-type="float" office:value="344.04" calcext:value-type="float">
            <text:p>344.04</text:p>
          </table:table-cell>
          <table:table-cell table:number-columns-repeated="1012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3" table:number-columns-repeated="5"/>
          <table:table-cell table:style-name="ce6" office:value-type="time" office:time-value="PT00H00M00S" calcext:value-type="time">
            <text:p>00:00:00</text:p>
          </table:table-cell>
          <table:table-cell table:style-name="ce3" table:number-columns-repeated="5"/>
          <table:table-cell table:number-columns-repeated="1012"/>
        </table:table-row>
        <table:table-row table:style-name="ro2">
          <table:table-cell/>
          <table:table-cell table:style-name="ce3" table:number-columns-repeated="2"/>
          <table:table-cell table:style-name="ce5" office:value-type="string" calcext:value-type="string">
            <text:p>Animal – Jio</text:p>
          </table:table-cell>
          <table:table-cell table:style-name="ce3" table:number-columns-repeated="2"/>
          <table:table-cell/>
          <table:table-cell table:style-name="ce3" table:number-columns-repeated="2"/>
          <table:table-cell table:style-name="ce5" office:value-type="string" calcext:value-type="string">
            <text:p>Animal – IITDWifi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22" calcext:value-type="float">
            <text:p>822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table:formula="of:=[.B4]+[.C4]+[.D4]" office:value-type="float" office:value="1670" calcext:value-type="float">
            <text:p>1670</text:p>
          </table:table-cell>
          <table:table-cell office:value-type="float" office:value="127" calcext:value-type="float">
            <text:p>127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34" calcext:value-type="float">
            <text:p>434</text:p>
          </table:table-cell>
          <table:table-cell table:formula="of:=[.H4] + [.I4] + [.J4]" office:value-type="float" office:value="931" calcext:value-type="float">
            <text:p>93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16" calcext:value-type="float">
            <text:p>2716</text:p>
          </table:table-cell>
          <table:table-cell office:value-type="float" office:value="1175" calcext:value-type="float">
            <text:p>117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formula="of:=[.B5]+[.C5]+[.D5]" office:value-type="float" office:value="3901" calcext:value-type="float">
            <text:p>3901</text:p>
          </table:table-cell>
          <table:table-cell office:value-type="float" office:value="123" calcext:value-type="float">
            <text:p>123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3" calcext:value-type="float">
            <text:p>453</text:p>
          </table:table-cell>
          <table:table-cell table:formula="of:=[.H5] + [.I5] + [.J5]" office:value-type="float" office:value="1168" calcext:value-type="float">
            <text:p>116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17" calcext:value-type="float">
            <text:p>817</text:p>
          </table:table-cell>
          <table:table-cell office:value-type="float" office:value="886" calcext:value-type="float">
            <text:p>88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formula="of:=[.B6]+[.C6]+[.D6]" office:value-type="float" office:value="1706" calcext:value-type="float">
            <text:p>1706</text:p>
          </table:table-cell>
          <table:table-cell office:value-type="float" office:value="129" calcext:value-type="float">
            <text:p>129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25" calcext:value-type="float">
            <text:p>425</text:p>
          </table:table-cell>
          <table:table-cell table:formula="of:=[.H6] + [.I6] + [.J6]" office:value-type="float" office:value="1176" calcext:value-type="float">
            <text:p>117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44" calcext:value-type="float">
            <text:p>944</text:p>
          </table:table-cell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[.B7]+[.C7]+[.D7]" office:value-type="float" office:value="2025" calcext:value-type="float">
            <text:p>2025</text:p>
          </table:table-cell>
          <table:table-cell office:value-type="float" office:value="122" calcext:value-type="float">
            <text:p>122</text:p>
          </table:table-cell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62" calcext:value-type="float">
            <text:p>462</text:p>
          </table:table-cell>
          <table:table-cell table:formula="of:=[.H7] + [.I7] + [.J7]" office:value-type="float" office:value="1484" calcext:value-type="float">
            <text:p>148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24" calcext:value-type="float">
            <text:p>1024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formula="of:=[.B8]+[.C8]+[.D8]" office:value-type="float" office:value="1878" calcext:value-type="float">
            <text:p>1878</text:p>
          </table:table-cell>
          <table:table-cell office:value-type="float" office:value="123" calcext:value-type="float">
            <text:p>123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42" calcext:value-type="float">
            <text:p>442</text:p>
          </table:table-cell>
          <table:table-cell table:formula="of:=[.H8] + [.I8] + [.J8]" office:value-type="float" office:value="942" calcext:value-type="float">
            <text:p>94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04" calcext:value-type="float">
            <text:p>1004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[.B9]+[.C9]+[.D9]" office:value-type="float" office:value="1849" calcext:value-type="float">
            <text:p>1849</text:p>
          </table:table-cell>
          <table:table-cell office:value-type="float" office:value="118" calcext:value-type="float">
            <text:p>118</text:p>
          </table:table-cell>
          <table:table-cell office:value-type="float" office:value="1276" calcext:value-type="float">
            <text:p>127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47" calcext:value-type="float">
            <text:p>447</text:p>
          </table:table-cell>
          <table:table-cell table:formula="of:=[.H9] + [.I9] + [.J9]" office:value-type="float" office:value="1398" calcext:value-type="float">
            <text:p>139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66" calcext:value-type="float">
            <text:p>866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formula="of:=[.B10]+[.C10]+[.D10]" office:value-type="float" office:value="1859" calcext:value-type="float">
            <text:p>1859</text:p>
          </table:table-cell>
          <table:table-cell office:value-type="float" office:value="199" calcext:value-type="float">
            <text:p>199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98" calcext:value-type="float">
            <text:p>298</text:p>
          </table:table-cell>
          <table:table-cell table:formula="of:=[.H10] + [.I10] + [.J10]" office:value-type="float" office:value="1173" calcext:value-type="float">
            <text:p>117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99" calcext:value-type="float">
            <text:p>2799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formula="of:=[.B11]+[.C11]+[.D11]" office:value-type="float" office:value="3780" calcext:value-type="float">
            <text:p>3780</text:p>
          </table:table-cell>
          <table:table-cell office:value-type="float" office:value="120" calcext:value-type="float">
            <text:p>12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42" calcext:value-type="float">
            <text:p>442</text:p>
          </table:table-cell>
          <table:table-cell table:formula="of:=[.H11] + [.I11] + [.J11]" office:value-type="float" office:value="1178" calcext:value-type="float">
            <text:p>117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27" calcext:value-type="float">
            <text:p>827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formula="of:=[.B12]+[.C12]+[.D12]" office:value-type="float" office:value="2253" calcext:value-type="float">
            <text:p>2253</text:p>
          </table:table-cell>
          <table:table-cell office:value-type="float" office:value="123" calcext:value-type="float">
            <text:p>123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88" calcext:value-type="float">
            <text:p>488</text:p>
          </table:table-cell>
          <table:table-cell table:formula="of:=[.H12] + [.I12] + [.J12]" office:value-type="float" office:value="1480" calcext:value-type="float">
            <text:p>148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28" calcext:value-type="float">
            <text:p>1328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formula="of:=[.B13]+[.C13]+[.D13]" office:value-type="float" office:value="2257" calcext:value-type="float">
            <text:p>2257</text:p>
          </table:table-cell>
          <table:table-cell office:value-type="float" office:value="136" calcext:value-type="float">
            <text:p>136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18" calcext:value-type="float">
            <text:p>418</text:p>
          </table:table-cell>
          <table:table-cell table:formula="of:=[.H13] + [.I13] + [.J13]" office:value-type="float" office:value="1052" calcext:value-type="float">
            <text:p>10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47" calcext:value-type="float">
            <text:p>1147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[.B14]+[.C14]+[.D14]" office:value-type="float" office:value="2048" calcext:value-type="float">
            <text:p>2048</text:p>
          </table:table-cell>
          <table:table-cell office:value-type="float" office:value="670" calcext:value-type="float">
            <text:p>670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formula="of:=[.H14] + [.I14] + [.J14]" office:value-type="float" office:value="1911" calcext:value-type="float">
            <text:p>191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43" calcext:value-type="float">
            <text:p>843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formula="of:=[.B15]+[.C15]+[.D15]" office:value-type="float" office:value="1867" calcext:value-type="float">
            <text:p>1867</text:p>
          </table:table-cell>
          <table:table-cell office:value-type="float" office:value="2053" calcext:value-type="float">
            <text:p>2053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formula="of:=[.H15] + [.I15] + [.J15]" office:value-type="float" office:value="3139" calcext:value-type="float">
            <text:p>313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0" calcext:value-type="float">
            <text:p>65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formula="of:=[.B16]+[.C16]+[.D16]" office:value-type="float" office:value="1550" calcext:value-type="float">
            <text:p>1550</text:p>
          </table:table-cell>
          <table:table-cell office:value-type="float" office:value="3284" calcext:value-type="float">
            <text:p>3284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formula="of:=[.H16] + [.I16] + [.J16]" office:value-type="float" office:value="4370" calcext:value-type="float">
            <text:p>43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table:formula="of:=[.B17]+[.C17]+[.D17]" office:value-type="float" office:value="1558" calcext:value-type="float">
            <text:p>1558</text:p>
          </table:table-cell>
          <table:table-cell office:value-type="float" office:value="4528" calcext:value-type="float">
            <text:p>452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H17] + [.I17] + [.J17]" office:value-type="float" office:value="5596" calcext:value-type="float">
            <text:p>559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6" calcext:value-type="float">
            <text:p>616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table:formula="of:=[.B18]+[.C18]+[.D18]" office:value-type="float" office:value="1531" calcext:value-type="float">
            <text:p>1531</text:p>
          </table:table-cell>
          <table:table-cell office:value-type="float" office:value="95" calcext:value-type="float">
            <text:p>95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55" calcext:value-type="float">
            <text:p>455</text:p>
          </table:table-cell>
          <table:table-cell table:formula="of:=[.H18] + [.I18] + [.J18]" office:value-type="float" office:value="1179" calcext:value-type="float">
            <text:p>117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formula="of:=[.B19]+[.C19]+[.D19]" office:value-type="float" office:value="1867" calcext:value-type="float">
            <text:p>1867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66" calcext:value-type="float">
            <text:p>366</text:p>
          </table:table-cell>
          <table:table-cell table:formula="of:=[.H19] + [.I19] + [.J19]" office:value-type="float" office:value="1470" calcext:value-type="float">
            <text:p>14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88" calcext:value-type="float">
            <text:p>888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[.B20]+[.C20]+[.D20]" office:value-type="float" office:value="1864" calcext:value-type="float">
            <text:p>1864</text:p>
          </table:table-cell>
          <table:table-cell office:value-type="float" office:value="96" calcext:value-type="float">
            <text:p>96</text:p>
          </table:table-cell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61" calcext:value-type="float">
            <text:p>461</text:p>
          </table:table-cell>
          <table:table-cell table:formula="of:=[.H20] + [.I20] + [.J20]" office:value-type="float" office:value="1169" calcext:value-type="float">
            <text:p>11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69" calcext:value-type="float">
            <text:p>469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formula="of:=[.B21]+[.C21]+[.D21]" office:value-type="float" office:value="1539" calcext:value-type="float">
            <text:p>1539</text:p>
          </table:table-cell>
          <table:table-cell office:value-type="float" office:value="96" calcext:value-type="float">
            <text:p>96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52" calcext:value-type="float">
            <text:p>452</text:p>
          </table:table-cell>
          <table:table-cell table:formula="of:=[.H21] + [.I21] + [.J21]" office:value-type="float" office:value="1179" calcext:value-type="float">
            <text:p>117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formula="of:=[.B22]+[.C22]+[.D22]" office:value-type="float" office:value="1861" calcext:value-type="float">
            <text:p>1861</text:p>
          </table:table-cell>
          <table:table-cell office:value-type="float" office:value="117" calcext:value-type="float">
            <text:p>117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1" calcext:value-type="float">
            <text:p>381</text:p>
          </table:table-cell>
          <table:table-cell table:formula="of:=[.H22] + [.I22] + [.J22]" office:value-type="float" office:value="1176" calcext:value-type="float">
            <text:p>117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7" calcext:value-type="float">
            <text:p>517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table:formula="of:=[.B23]+[.C23]+[.D23]" office:value-type="float" office:value="1527" calcext:value-type="float">
            <text:p>1527</text:p>
          </table:table-cell>
          <table:table-cell office:value-type="float" office:value="125" calcext:value-type="float">
            <text:p>125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1" calcext:value-type="float">
            <text:p>361</text:p>
          </table:table-cell>
          <table:table-cell table:formula="of:=[.H23] + [.I23] + [.J23]" office:value-type="float" office:value="1170" calcext:value-type="float">
            <text:p>11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52" calcext:value-type="float">
            <text:p>552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formula="of:=[.B24]+[.C24]+[.D24]" office:value-type="float" office:value="1541" calcext:value-type="float">
            <text:p>1541</text:p>
          </table:table-cell>
          <table:table-cell office:value-type="float" office:value="127" calcext:value-type="float">
            <text:p>127</text:p>
          </table:table-cell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6" calcext:value-type="float">
            <text:p>366</text:p>
          </table:table-cell>
          <table:table-cell table:formula="of:=[.H24] + [.I24] + [.J24]" office:value-type="float" office:value="1481" calcext:value-type="float">
            <text:p>148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5" calcext:value-type="float">
            <text:p>565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formula="of:=[.B25]+[.C25]+[.D25]" office:value-type="float" office:value="1553" calcext:value-type="float">
            <text:p>1553</text:p>
          </table:table-cell>
          <table:table-cell office:value-type="float" office:value="116" calcext:value-type="float">
            <text:p>116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1" calcext:value-type="float">
            <text:p>401</text:p>
          </table:table-cell>
          <table:table-cell table:formula="of:=[.H25] + [.I25] + [.J25]" office:value-type="float" office:value="1177" calcext:value-type="float">
            <text:p>11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6" calcext:value-type="float">
            <text:p>486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formula="of:=[.B26]+[.C26]+[.D26]" office:value-type="float" office:value="1557" calcext:value-type="float">
            <text:p>1557</text:p>
          </table:table-cell>
          <table:table-cell office:value-type="float" office:value="116" calcext:value-type="float">
            <text:p>116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88" calcext:value-type="float">
            <text:p>388</text:p>
          </table:table-cell>
          <table:table-cell table:formula="of:=[.H26] + [.I26] + [.J26]" office:value-type="float" office:value="1199" calcext:value-type="float">
            <text:p>119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9" calcext:value-type="float">
            <text:p>519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table:formula="of:=[.B27]+[.C27]+[.D27]" office:value-type="float" office:value="1533" calcext:value-type="float">
            <text:p>1533</text:p>
          </table:table-cell>
          <table:table-cell office:value-type="float" office:value="121" calcext:value-type="float">
            <text:p>121</text:p>
          </table:table-cell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75" calcext:value-type="float">
            <text:p>375</text:p>
          </table:table-cell>
          <table:table-cell table:formula="of:=[.H27] + [.I27] + [.J27]" office:value-type="float" office:value="1148" calcext:value-type="float">
            <text:p>11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6" calcext:value-type="float">
            <text:p>606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table:formula="of:=[.B28]+[.C28]+[.D28]" office:value-type="float" office:value="1546" calcext:value-type="float">
            <text:p>1546</text:p>
          </table:table-cell>
          <table:table-cell office:value-type="float" office:value="124" calcext:value-type="float">
            <text:p>124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formula="of:=[.H28] + [.I28] + [.J28]" office:value-type="float" office:value="1172" calcext:value-type="float">
            <text:p>117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table:number-columns-repeated="5"/>
          <table:table-cell table:formula="of:=[.H29] + [.I29] + [.J29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5"/>
          <table:table-cell table:formula="of:=[.H30] + [.I30] + [.J30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3" table:number-columns-repeated="2"/>
          <table:table-cell table:style-name="ce5" office:value-type="string" calcext:value-type="string">
            <text:p>Animal – Jio – All</text:p>
          </table:table-cell>
          <table:table-cell table:style-name="ce3"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style-name="ce3" table:number-columns-repeated="2"/>
          <table:table-cell table:style-name="ce5" office:value-type="string" calcext:value-type="string">
            <text:p>Animal – IITDWifi – All</text:p>
          </table:table-cell>
          <table:table-cell table:style-name="ce3" table:number-columns-repeated="2"/>
          <table:table-cell table:formula="of:=[.H31] + [.I31] + 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formula="of:=[.H32] + [.I32] + [.J3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9" calcext:value-type="float">
            <text:p>639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formula="of:=[.B33]+[.C33]+[.D33]" office:value-type="float" office:value="1620" calcext:value-type="float">
            <text:p>1620</text:p>
          </table:table-cell>
          <table:table-cell office:value-type="float" office:value="44" calcext:value-type="float">
            <text:p>44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59" calcext:value-type="float">
            <text:p>1259</text:p>
          </table:table-cell>
          <table:table-cell table:formula="of:=[.H33] + [.I33] + [.J33]" office:value-type="float" office:value="1209" calcext:value-type="float">
            <text:p>120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82" calcext:value-type="float">
            <text:p>2182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[.B34]+[.C34]+[.D34]" office:value-type="float" office:value="3044" calcext:value-type="float">
            <text:p>3044</text:p>
          </table:table-cell>
          <table:table-cell office:value-type="float" office:value="28" calcext:value-type="float">
            <text:p>28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21" calcext:value-type="float">
            <text:p>2021</text:p>
          </table:table-cell>
          <table:table-cell table:formula="of:=[.H34] + [.I34] + [.J34]" office:value-type="float" office:value="1172" calcext:value-type="float">
            <text:p>11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3" calcext:value-type="float">
            <text:p>523</text:p>
          </table:table-cell>
          <table:table-cell office:value-type="float" office:value="1213" calcext:value-type="float">
            <text:p>121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formula="of:=[.B35]+[.C35]+[.D35]" office:value-type="float" office:value="1744" calcext:value-type="float">
            <text:p>1744</text:p>
          </table:table-cell>
          <table:table-cell office:value-type="float" office:value="290" calcext:value-type="float">
            <text:p>290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93" calcext:value-type="float">
            <text:p>193</text:p>
          </table:table-cell>
          <table:table-cell table:formula="of:=[.H35] + [.I35] + [.J35]" office:value-type="float" office:value="1469" calcext:value-type="float">
            <text:p>14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4" calcext:value-type="float">
            <text:p>714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formula="of:=[.B36]+[.C36]+[.D36]" office:value-type="float" office:value="1868" calcext:value-type="float">
            <text:p>1868</text:p>
          </table:table-cell>
          <table:table-cell office:value-type="float" office:value="31" calcext:value-type="float">
            <text:p>31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806" calcext:value-type="float">
            <text:p>1806</text:p>
          </table:table-cell>
          <table:table-cell table:formula="of:=[.H36] + [.I36] + [.J36]" office:value-type="float" office:value="1167" calcext:value-type="float">
            <text:p>11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65" calcext:value-type="float">
            <text:p>865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formula="of:=[.B37]+[.C37]+[.D37]" office:value-type="float" office:value="1879" calcext:value-type="float">
            <text:p>1879</text:p>
          </table:table-cell>
          <table:table-cell office:value-type="float" office:value="33" calcext:value-type="float">
            <text:p>33</text:p>
          </table:table-cell>
          <table:table-cell office:value-type="float" office:value="1132" calcext:value-type="float">
            <text:p>113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665" calcext:value-type="float">
            <text:p>1665</text:p>
          </table:table-cell>
          <table:table-cell table:formula="of:=[.H37] + [.I37] + [.J37]" office:value-type="float" office:value="1175" calcext:value-type="float">
            <text:p>117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formula="of:=[.B38]+[.C38]+[.D38]" office:value-type="float" office:value="1556" calcext:value-type="float">
            <text:p>1556</text:p>
          </table:table-cell>
          <table:table-cell office:value-type="float" office:value="33" calcext:value-type="float">
            <text:p>33</text:p>
          </table:table-cell>
          <table:table-cell office:value-type="float" office:value="1436" calcext:value-type="float">
            <text:p>1436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620" calcext:value-type="float">
            <text:p>1620</text:p>
          </table:table-cell>
          <table:table-cell table:formula="of:=[.H38] + [.I38] + [.J38]" office:value-type="float" office:value="1477" calcext:value-type="float">
            <text:p>14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1" calcext:value-type="float">
            <text:p>721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formula="of:=[.B39]+[.C39]+[.D39]" office:value-type="float" office:value="1647" calcext:value-type="float">
            <text:p>1647</text:p>
          </table:table-cell>
          <table:table-cell office:value-type="float" office:value="35" calcext:value-type="float">
            <text:p>35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644" calcext:value-type="float">
            <text:p>1644</text:p>
          </table:table-cell>
          <table:table-cell table:formula="of:=[.H39] + [.I39] + [.J39]" office:value-type="float" office:value="1176" calcext:value-type="float">
            <text:p>117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5" calcext:value-type="float">
            <text:p>525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table:formula="of:=[.B40]+[.C40]+[.D40]" office:value-type="float" office:value="1453" calcext:value-type="float">
            <text:p>1453</text:p>
          </table:table-cell>
          <table:table-cell office:value-type="float" office:value="27" calcext:value-type="float">
            <text:p>27</text:p>
          </table:table-cell>
          <table:table-cell office:value-type="float" office:value="1142" calcext:value-type="float">
            <text:p>114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973" calcext:value-type="float">
            <text:p>1973</text:p>
          </table:table-cell>
          <table:table-cell table:formula="of:=[.H40] + [.I40] + [.J40]" office:value-type="float" office:value="1179" calcext:value-type="float">
            <text:p>117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7" calcext:value-type="float">
            <text:p>637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formula="of:=[.B41]+[.C41]+[.D41]" office:value-type="float" office:value="1538" calcext:value-type="float">
            <text:p>1538</text:p>
          </table:table-cell>
          <table:table-cell office:value-type="float" office:value="37" calcext:value-type="float">
            <text:p>37</text:p>
          </table:table-cell>
          <table:table-cell office:value-type="float" office:value="1127" calcext:value-type="float">
            <text:p>1127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608" calcext:value-type="float">
            <text:p>1608</text:p>
          </table:table-cell>
          <table:table-cell table:formula="of:=[.H41] + [.I41] + [.J41]" office:value-type="float" office:value="1175" calcext:value-type="float">
            <text:p>117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0" calcext:value-type="float">
            <text:p>630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table:formula="of:=[.B42]+[.C42]+[.D42]" office:value-type="float" office:value="1546" calcext:value-type="float">
            <text:p>1546</text:p>
          </table:table-cell>
          <table:table-cell office:value-type="float" office:value="36" calcext:value-type="float">
            <text:p>36</text:p>
          </table:table-cell>
          <table:table-cell office:value-type="float" office:value="1742" calcext:value-type="float">
            <text:p>174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571" calcext:value-type="float">
            <text:p>1571</text:p>
          </table:table-cell>
          <table:table-cell table:formula="of:=[.H42] + [.I42] + [.J42]" office:value-type="float" office:value="1796" calcext:value-type="float">
            <text:p>179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4" calcext:value-type="float">
            <text:p>594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formula="of:=[.B43]+[.C43]+[.D43]" office:value-type="float" office:value="1480" calcext:value-type="float">
            <text:p>1480</text:p>
          </table:table-cell>
          <table:table-cell office:value-type="float" office:value="24" calcext:value-type="float">
            <text:p>24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64" calcext:value-type="float">
            <text:p>1864</text:p>
          </table:table-cell>
          <table:table-cell table:formula="of:=[.H43] + [.I43] + [.J43]" office:value-type="float" office:value="1170" calcext:value-type="float">
            <text:p>11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4" calcext:value-type="float">
            <text:p>584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formula="of:=[.B44]+[.C44]+[.D44]" office:value-type="float" office:value="1614" calcext:value-type="float">
            <text:p>1614</text:p>
          </table:table-cell>
          <table:table-cell office:value-type="float" office:value="30" calcext:value-type="float">
            <text:p>30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40" calcext:value-type="float">
            <text:p>1640</text:p>
          </table:table-cell>
          <table:table-cell table:formula="of:=[.H44] + [.I44] + [.J44]" office:value-type="float" office:value="965" calcext:value-type="float">
            <text:p>9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60" calcext:value-type="float">
            <text:p>460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formula="of:=[.B45]+[.C45]+[.D45]" office:value-type="float" office:value="1547" calcext:value-type="float">
            <text:p>1547</text:p>
          </table:table-cell>
          <table:table-cell office:value-type="float" office:value="1037" calcext:value-type="float">
            <text:p>1037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[.H45] + [.I45] + [.J45]" office:value-type="float" office:value="2097" calcext:value-type="float">
            <text:p>209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56" calcext:value-type="float">
            <text:p>556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formula="of:=[.B46]+[.C46]+[.D46]" office:value-type="float" office:value="1547" calcext:value-type="float">
            <text:p>1547</text:p>
          </table:table-cell>
          <table:table-cell office:value-type="float" office:value="2182" calcext:value-type="float">
            <text:p>2182</text:p>
          </table:table-cell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formula="of:=[.H46] + [.I46] + [.J46]" office:value-type="float" office:value="3328" calcext:value-type="float">
            <text:p>332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79" calcext:value-type="float">
            <text:p>479</text:p>
          </table:table-cell>
          <table:table-cell office:value-type="float" office:value="1066" calcext:value-type="float">
            <text:p>106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table:formula="of:=[.B47]+[.C47]+[.D47]" office:value-type="float" office:value="1555" calcext:value-type="float">
            <text:p>1555</text:p>
          </table:table-cell>
          <table:table-cell office:value-type="float" office:value="25" calcext:value-type="float">
            <text:p>25</text:p>
          </table:table-cell>
          <table:table-cell office:value-type="float" office:value="1144" calcext:value-type="float">
            <text:p>11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681" calcext:value-type="float">
            <text:p>1681</text:p>
          </table:table-cell>
          <table:table-cell table:formula="of:=[.H47] + [.I47] + [.J47]" office:value-type="float" office:value="1182" calcext:value-type="float">
            <text:p>11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5" calcext:value-type="float">
            <text:p>645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table:formula="of:=[.B48]+[.C48]+[.D48]" office:value-type="float" office:value="1226" calcext:value-type="float">
            <text:p>1226</text:p>
          </table:table-cell>
          <table:table-cell office:value-type="float" office:value="27" calcext:value-type="float">
            <text:p>27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78" calcext:value-type="float">
            <text:p>1578</text:p>
          </table:table-cell>
          <table:table-cell table:formula="of:=[.H48] + [.I48] + [.J48]" office:value-type="float" office:value="1179" calcext:value-type="float">
            <text:p>117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4" calcext:value-type="float">
            <text:p>614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formula="of:=[.B49]+[.C49]+[.D49]" office:value-type="float" office:value="1534" calcext:value-type="float">
            <text:p>1534</text:p>
          </table:table-cell>
          <table:table-cell office:value-type="float" office:value="25" calcext:value-type="float">
            <text:p>25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96" calcext:value-type="float">
            <text:p>1796</text:p>
          </table:table-cell>
          <table:table-cell table:formula="of:=[.H49] + [.I49] + [.J49]" office:value-type="float" office:value="1162" calcext:value-type="float">
            <text:p>11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2" calcext:value-type="float">
            <text:p>622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table:formula="of:=[.B50]+[.C50]+[.D50]" office:value-type="float" office:value="1232" calcext:value-type="float">
            <text:p>1232</text:p>
          </table:table-cell>
          <table:table-cell office:value-type="float" office:value="26" calcext:value-type="float">
            <text:p>26</text:p>
          </table:table-cell>
          <table:table-cell office:value-type="float" office:value="1148" calcext:value-type="float">
            <text:p>114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668" calcext:value-type="float">
            <text:p>1668</text:p>
          </table:table-cell>
          <table:table-cell table:formula="of:=[.H50] + [.I50] + [.J50]" office:value-type="float" office:value="1182" calcext:value-type="float">
            <text:p>11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0" calcext:value-type="float">
            <text:p>62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formula="of:=[.B51]+[.C51]+[.D51]" office:value-type="float" office:value="1550" calcext:value-type="float">
            <text:p>1550</text:p>
          </table:table-cell>
          <table:table-cell office:value-type="float" office:value="27" calcext:value-type="float">
            <text:p>27</text:p>
          </table:table-cell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24" calcext:value-type="float">
            <text:p>1624</text:p>
          </table:table-cell>
          <table:table-cell table:formula="of:=[.H51] + [.I51] + [.J51]" office:value-type="float" office:value="1478" calcext:value-type="float">
            <text:p>147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8" calcext:value-type="float">
            <text:p>608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formula="of:=[.B52]+[.C52]+[.D52]" office:value-type="float" office:value="1549" calcext:value-type="float">
            <text:p>1549</text:p>
          </table:table-cell>
          <table:table-cell office:value-type="float" office:value="33" calcext:value-type="float">
            <text:p>33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431" calcext:value-type="float">
            <text:p>1431</text:p>
          </table:table-cell>
          <table:table-cell table:formula="of:=[.H52] + [.I52] + [.J52]" office:value-type="float" office:value="1171" calcext:value-type="float">
            <text:p>11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6" calcext:value-type="float">
            <text:p>606</text:p>
          </table:table-cell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table:formula="of:=[.B53]+[.C53]+[.D53]" office:value-type="float" office:value="1175" calcext:value-type="float">
            <text:p>1175</text:p>
          </table:table-cell>
          <table:table-cell office:value-type="float" office:value="1254" calcext:value-type="float">
            <text:p>1254</text:p>
          </table:table-cell>
          <table:table-cell office:value-type="float" office:value="1146" calcext:value-type="float">
            <text:p>114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[.H53] + [.I53] + [.J53]" office:value-type="float" office:value="2411" calcext:value-type="float">
            <text:p>241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3" calcext:value-type="float">
            <text:p>583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table:formula="of:=[.B54]+[.C54]+[.D54]" office:value-type="float" office:value="1598" calcext:value-type="float">
            <text:p>1598</text:p>
          </table:table-cell>
          <table:table-cell office:value-type="float" office:value="35" calcext:value-type="float">
            <text:p>35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55" calcext:value-type="float">
            <text:p>1355</text:p>
          </table:table-cell>
          <table:table-cell table:formula="of:=[.H54] + [.I54] + [.J54]" office:value-type="float" office:value="1173" calcext:value-type="float">
            <text:p>117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2" calcext:value-type="float">
            <text:p>522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table:formula="of:=[.B55]+[.C55]+[.D55]" office:value-type="float" office:value="1552" calcext:value-type="float">
            <text:p>1552</text:p>
          </table:table-cell>
          <table:table-cell office:value-type="float" office:value="1256" calcext:value-type="float">
            <text:p>1256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[.H55] + [.I55] + [.J55]" office:value-type="float" office:value="2093" calcext:value-type="float">
            <text:p>209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8" calcext:value-type="float">
            <text:p>578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table:formula="of:=[.B56]+[.C56]+[.D56]" office:value-type="float" office:value="1547" calcext:value-type="float">
            <text:p>1547</text:p>
          </table:table-cell>
          <table:table-cell office:value-type="float" office:value="28" calcext:value-type="float">
            <text:p>28</text:p>
          </table:table-cell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16" calcext:value-type="float">
            <text:p>1616</text:p>
          </table:table-cell>
          <table:table-cell table:formula="of:=[.H56] + [.I56] + [.J56]" office:value-type="float" office:value="1171" calcext:value-type="float">
            <text:p>11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6" calcext:value-type="float">
            <text:p>586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formula="of:=[.B57]+[.C57]+[.D57]" office:value-type="float" office:value="1371" calcext:value-type="float">
            <text:p>1371</text:p>
          </table:table-cell>
          <table:table-cell office:value-type="float" office:value="34" calcext:value-type="float">
            <text:p>34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74" calcext:value-type="float">
            <text:p>1474</text:p>
          </table:table-cell>
          <table:table-cell table:formula="of:=[.H57] + [.I57] + [.J57]" office:value-type="float" office:value="1169" calcext:value-type="float">
            <text:p>116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table:number-columns-repeated="5"/>
          <table:table-cell table:style-name="ce2" office:value-type="string" calcext:value-type="string">
            <text:p>Average:</text:p>
          </table:table-cell>
          <table:table-cell table:style-name="ce2" table:number-columns-repeated="5"/>
          <table:table-cell table:number-columns-repeated="1012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3" table:number-columns-repeated="5"/>
          <table:table-cell table:style-name="ce6" office:value-type="time" office:time-value="PT10H00M00S" calcext:value-type="time">
            <text:p>10:00:00</text:p>
          </table:table-cell>
          <table:table-cell table:style-name="ce3" table:number-columns-repeated="5"/>
          <table:table-cell table:number-columns-repeated="1012"/>
        </table:table-row>
        <table:table-row table:style-name="ro2">
          <table:table-cell/>
          <table:table-cell table:style-name="ce3" table:number-columns-repeated="2"/>
          <table:table-cell table:style-name="ce5" office:value-type="string" calcext:value-type="string">
            <text:p>Animal – Jio</text:p>
          </table:table-cell>
          <table:table-cell table:style-name="ce3" table:number-columns-repeated="2"/>
          <table:table-cell/>
          <table:table-cell table:style-name="ce3" table:number-columns-repeated="2"/>
          <table:table-cell table:style-name="ce5" office:value-type="string" calcext:value-type="string">
            <text:p>Animal – IITDWifi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59" calcext:value-type="float">
            <text:p>25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float" office:value="1038" calcext:value-type="float">
            <text:p>1038</text:p>
          </table:table-cell>
          <table:table-cell office:value-type="float" office:value="1279" calcext:value-type="float">
            <text:p>1279</text:p>
          </table:table-cell>
          <table:table-cell office:value-type="float" office:value="52" calcext:value-type="float">
            <text:p>52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43" calcext:value-type="float">
            <text:p>34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905" calcext:value-type="float">
            <text:p>90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35" calcext:value-type="float">
            <text:p>33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86" calcext:value-type="float">
            <text:p>1486</text:p>
          </table:table-cell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3" calcext:value-type="float">
            <text:p>18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float" office:value="725" calcext:value-type="float">
            <text:p>725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4" calcext:value-type="float">
            <text:p>15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2" calcext:value-type="float">
            <text:p>25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95" calcext:value-type="float">
            <text:p>295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44" calcext:value-type="float">
            <text:p>24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4" calcext:value-type="float">
            <text:p>20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62" calcext:value-type="float">
            <text:p>1462</text:p>
          </table:table-cell>
          <table:table-cell office:value-type="float" office:value="1031" calcext:value-type="float">
            <text:p>103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0" calcext:value-type="float">
            <text:p>23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28" calcext:value-type="float">
            <text:p>2728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200" calcext:value-type="float">
            <text:p>1200</text:p>
          </table:table-cell>
          <table:table-cell office:value-type="float" office:value="1462" calcext:value-type="float">
            <text:p>1462</text:p>
          </table:table-cell>
          <table:table-cell office:value-type="float" office:value="46" calcext:value-type="float">
            <text:p>46</text:p>
          </table:table-cell>
          <table:table-cell office:value-type="float" office:value="185" calcext:value-type="float">
            <text:p>18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5" calcext:value-type="float">
            <text:p>23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float" office:value="898" calcext:value-type="float">
            <text:p>898</text:p>
          </table:table-cell>
          <table:table-cell office:value-type="float" office:value="1114" calcext:value-type="float">
            <text:p>1114</text:p>
          </table:table-cell>
          <table:table-cell office:value-type="float" office:value="42" calcext:value-type="float">
            <text:p>42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28" calcext:value-type="float">
            <text:p>32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1566" calcext:value-type="float">
            <text:p>1566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220" calcext:value-type="float">
            <text:p>1220</text:p>
          </table:table-cell>
          <table:table-cell office:value-type="float" office:value="463" calcext:value-type="float">
            <text:p>463</text:p>
          </table:table-cell>
          <table:table-cell office:value-type="float" office:value="44" calcext:value-type="float">
            <text:p>44</text:p>
          </table:table-cell>
          <table:table-cell office:value-type="float" office:value="395" calcext:value-type="float">
            <text:p>39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991" calcext:value-type="float">
            <text:p>991</text:p>
          </table:table-cell>
          <table:table-cell office:value-type="float" office:value="542" calcext:value-type="float">
            <text:p>542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140" calcext:value-type="float">
            <text:p>1140</text:p>
          </table:table-cell>
          <table:table-cell office:value-type="float" office:value="605" calcext:value-type="float">
            <text:p>605</text:p>
          </table:table-cell>
          <table:table-cell office:value-type="float" office:value="44" calcext:value-type="float">
            <text:p>44</text:p>
          </table:table-cell>
          <table:table-cell office:value-type="float" office:value="193" calcext:value-type="float">
            <text:p>19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018" calcext:value-type="float">
            <text:p>1018</text:p>
          </table:table-cell>
          <table:table-cell office:value-type="float" office:value="999" calcext:value-type="float">
            <text:p>999</text:p>
          </table:table-cell>
          <table:table-cell office:value-type="float" office:value="45" calcext:value-type="float">
            <text:p>45</text:p>
          </table:table-cell>
          <table:table-cell office:value-type="float" office:value="314" calcext:value-type="float">
            <text:p>31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8" calcext:value-type="float">
            <text:p>34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01" calcext:value-type="float">
            <text:p>30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13" calcext:value-type="float">
            <text:p>41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40" calcext:value-type="float">
            <text:p>44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table:number-columns-repeated="5"/>
          <table:table-cell table:formula="of:=[.H29] + [.I29] + [.J29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5"/>
          <table:table-cell table:formula="of:=[.H30] + [.I30] + [.J30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3" table:number-columns-repeated="2"/>
          <table:table-cell table:style-name="ce5" office:value-type="string" calcext:value-type="string">
            <text:p>Animal – Jio – All</text:p>
          </table:table-cell>
          <table:table-cell table:style-name="ce3"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style-name="ce3" table:number-columns-repeated="2"/>
          <table:table-cell table:style-name="ce5" office:value-type="string" calcext:value-type="string">
            <text:p>Animal – IITDWifi – All</text:p>
          </table:table-cell>
          <table:table-cell table:style-name="ce3" table:number-columns-repeated="2"/>
          <table:table-cell table:formula="of:=[.H31] + [.I31] + 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formula="of:=[.H32] + [.I32] + [.J3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82" calcext:value-type="float">
            <text:p>282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15" calcext:value-type="float">
            <text:p>41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96" calcext:value-type="float">
            <text:p>2096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31" calcext:value-type="float">
            <text:p>53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03" calcext:value-type="float">
            <text:p>2003</text:p>
          </table:table-cell>
          <table:table-cell office:value-type="float" office:value="829" calcext:value-type="float">
            <text:p>82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25" calcext:value-type="float">
            <text:p>42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47" calcext:value-type="float">
            <text:p>24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1" calcext:value-type="float">
            <text:p>42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97" calcext:value-type="float">
            <text:p>39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float" office:value="919" calcext:value-type="float">
            <text:p>919</text:p>
          </table:table-cell>
          <table:table-cell office:value-type="float" office:value="1280" calcext:value-type="float">
            <text:p>1280</text:p>
          </table:table-cell>
          <table:table-cell office:value-type="float" office:value="57" calcext:value-type="float">
            <text:p>5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32" calcext:value-type="float">
            <text:p>43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875" calcext:value-type="float">
            <text:p>1875</text:p>
          </table:table-cell>
          <table:table-cell office:value-type="float" office:value="1239" calcext:value-type="float">
            <text:p>1239</text:p>
          </table:table-cell>
          <table:table-cell office:value-type="float" office:value="1044" calcext:value-type="float">
            <text:p>104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7" calcext:value-type="float">
            <text:p>36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1669" calcext:value-type="float">
            <text:p>1669</text:p>
          </table:table-cell>
          <table:table-cell office:value-type="float" office:value="1102" calcext:value-type="float">
            <text:p>1102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9" calcext:value-type="float">
            <text:p>18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float" office:value="857" calcext:value-type="float">
            <text:p>85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9" calcext:value-type="float">
            <text:p>17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6" calcext:value-type="float">
            <text:p>26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float" office:value="1036" calcext:value-type="float">
            <text:p>1036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7" calcext:value-type="float">
            <text:p>27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56" calcext:value-type="float">
            <text:p>35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36" calcext:value-type="float">
            <text:p>336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9" calcext:value-type="float">
            <text:p>349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0" calcext:value-type="float">
            <text:p>260</text:p>
          </table:table-cell>
          <table:table-cell table:number-columns-repeated="1012"/>
        </table:table-row>
        <table:table-row table:style-name="ro2"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table:number-columns-repeated="5"/>
          <table:table-cell table:style-name="ce2" office:value-type="string" calcext:value-type="string">
            <text:p>Average:</text:p>
          </table:table-cell>
          <table:table-cell table:style-name="ce2" table:number-columns-repeated="5"/>
          <table:table-cell table:number-columns-repeated="1012"/>
        </table:table-row>
      </table:table>
      <table:table table:name="1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3" table:number-columns-repeated="5"/>
          <table:table-cell table:style-name="ce6" office:value-type="time" office:time-value="PT13H30M00S" calcext:value-type="time">
            <text:p>13:30:00</text:p>
          </table:table-cell>
          <table:table-cell table:style-name="ce3" table:number-columns-repeated="5"/>
          <table:table-cell table:number-columns-repeated="1012"/>
        </table:table-row>
        <table:table-row table:style-name="ro2">
          <table:table-cell/>
          <table:table-cell table:style-name="ce3" table:number-columns-repeated="2"/>
          <table:table-cell table:style-name="ce5" office:value-type="string" calcext:value-type="string">
            <text:p>Animal – Jio</text:p>
          </table:table-cell>
          <table:table-cell table:style-name="ce3" table:number-columns-repeated="2"/>
          <table:table-cell/>
          <table:table-cell table:style-name="ce3" table:number-columns-repeated="2"/>
          <table:table-cell table:style-name="ce5" office:value-type="string" calcext:value-type="string">
            <text:p>Animal – IITDWifi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160" calcext:value-type="float">
            <text:p>3160</text:p>
          </table:table-cell>
          <table:table-cell office:value-type="float" office:value="1165" calcext:value-type="float">
            <text:p>1165</text:p>
          </table:table-cell>
          <table:table-cell office:value-type="float" office:value="4028" calcext:value-type="float">
            <text:p>4028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table:formula="of:=[.B4]+[.C4]+[.D4]" office:value-type="float" office:value="8353" calcext:value-type="float">
            <text:p>8353</text:p>
          </table:table-cell>
          <table:table-cell office:value-type="float" office:value="241" calcext:value-type="float">
            <text:p>241</text:p>
          </table:table-cell>
          <table:table-cell office:value-type="float" office:value="1143" calcext:value-type="float">
            <text:p>1143</text:p>
          </table:table-cell>
          <table:table-cell office:value-type="float" office:value="2759" calcext:value-type="float">
            <text:p>2759</text:p>
          </table:table-cell>
          <table:table-cell office:value-type="float" office:value="61" calcext:value-type="float">
            <text:p>61</text:p>
          </table:table-cell>
          <table:table-cell office:value-type="float" office:value="253" calcext:value-type="float">
            <text:p>253</text:p>
          </table:table-cell>
          <table:table-cell table:formula="of:=[.H4]+[.I4]+[.J4]" office:value-type="float" office:value="4143" calcext:value-type="float">
            <text:p>41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60" calcext:value-type="float">
            <text:p>6760</text:p>
          </table:table-cell>
          <table:table-cell office:value-type="float" office:value="1020" calcext:value-type="float">
            <text:p>1020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formula="of:=[.B5]+[.C5]+[.D5]" office:value-type="float" office:value="7790" calcext:value-type="float">
            <text:p>7790</text:p>
          </table:table-cell>
          <table:table-cell office:value-type="float" office:value="34" calcext:value-type="float">
            <text:p>34</text:p>
          </table:table-cell>
          <table:table-cell office:value-type="float" office:value="698" calcext:value-type="float">
            <text:p>698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636" calcext:value-type="float">
            <text:p>1636</text:p>
          </table:table-cell>
          <table:table-cell table:formula="of:=[.H5]+[.I5]+[.J5]" office:value-type="float" office:value="755" calcext:value-type="float">
            <text:p>7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407" calcext:value-type="float">
            <text:p>9407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6]+[.C6]+[.D6]" office:value-type="float" office:value="10330" calcext:value-type="float">
            <text:p>10330</text:p>
          </table:table-cell>
          <table:table-cell office:value-type="float" office:value="32" calcext:value-type="float">
            <text:p>32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84" calcext:value-type="float">
            <text:p>1684</text:p>
          </table:table-cell>
          <table:table-cell table:formula="of:=[.H6]+[.I6]+[.J6]" office:value-type="float" office:value="1167" calcext:value-type="float">
            <text:p>11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596" calcext:value-type="float">
            <text:p>12596</text:p>
          </table:table-cell>
          <table:table-cell office:value-type="float" office:value="932" calcext:value-type="float">
            <text:p>932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[.B7]+[.C7]+[.D7]" office:value-type="float" office:value="13553" calcext:value-type="float">
            <text:p>13553</text:p>
          </table:table-cell>
          <table:table-cell office:value-type="float" office:value="72" calcext:value-type="float">
            <text:p>72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3" calcext:value-type="float">
            <text:p>773</text:p>
          </table:table-cell>
          <table:table-cell table:formula="of:=[.H7]+[.I7]+[.J7]" office:value-type="float" office:value="1011" calcext:value-type="float">
            <text:p>101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40" calcext:value-type="float">
            <text:p>1940</text:p>
          </table:table-cell>
          <table:table-cell office:value-type="float" office:value="964" calcext:value-type="float">
            <text:p>96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formula="of:=[.B8]+[.C8]+[.D8]" office:value-type="float" office:value="2926" calcext:value-type="float">
            <text:p>2926</text:p>
          </table:table-cell>
          <table:table-cell office:value-type="float" office:value="92" calcext:value-type="float">
            <text:p>92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94" calcext:value-type="float">
            <text:p>594</text:p>
          </table:table-cell>
          <table:table-cell table:formula="of:=[.H8]+[.I8]+[.J8]" office:value-type="float" office:value="1044" calcext:value-type="float">
            <text:p>10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791" calcext:value-type="float">
            <text:p>4791</text:p>
          </table:table-cell>
          <table:table-cell office:value-type="float" office:value="979" calcext:value-type="float">
            <text:p>97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[.B9]+[.C9]+[.D9]" office:value-type="float" office:value="5776" calcext:value-type="float">
            <text:p>5776</text:p>
          </table:table-cell>
          <table:table-cell office:value-type="float" office:value="45" calcext:value-type="float">
            <text:p>45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67" calcext:value-type="float">
            <text:p>1167</text:p>
          </table:table-cell>
          <table:table-cell table:formula="of:=[.H9]+[.I9]+[.J9]" office:value-type="float" office:value="923" calcext:value-type="float">
            <text:p>92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22" calcext:value-type="float">
            <text:p>6922</text:p>
          </table:table-cell>
          <table:table-cell office:value-type="float" office:value="991" calcext:value-type="float">
            <text:p>99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formula="of:=[.B10]+[.C10]+[.D10]" office:value-type="float" office:value="7923" calcext:value-type="float">
            <text:p>7923</text:p>
          </table:table-cell>
          <table:table-cell office:value-type="float" office:value="334" calcext:value-type="float">
            <text:p>334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4" calcext:value-type="float">
            <text:p>194</text:p>
          </table:table-cell>
          <table:table-cell table:formula="of:=[.H10]+[.I10]+[.J10]" office:value-type="float" office:value="1480" calcext:value-type="float">
            <text:p>148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671" calcext:value-type="float">
            <text:p>8671</text:p>
          </table:table-cell>
          <table:table-cell office:value-type="float" office:value="1015" calcext:value-type="float">
            <text:p>101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11]+[.C11]+[.D11]" office:value-type="float" office:value="9690" calcext:value-type="float">
            <text:p>9690</text:p>
          </table:table-cell>
          <table:table-cell office:value-type="float" office:value="62" calcext:value-type="float">
            <text:p>62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61" calcext:value-type="float">
            <text:p>861</text:p>
          </table:table-cell>
          <table:table-cell table:formula="of:=[.H11]+[.I11]+[.J11]" office:value-type="float" office:value="1155" calcext:value-type="float">
            <text:p>11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21" calcext:value-type="float">
            <text:p>1821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formula="of:=[.B12]+[.C12]+[.D12]" office:value-type="float" office:value="2997" calcext:value-type="float">
            <text:p>2997</text:p>
          </table:table-cell>
          <table:table-cell office:value-type="float" office:value="48" calcext:value-type="float">
            <text:p>48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42" calcext:value-type="float">
            <text:p>1242</text:p>
          </table:table-cell>
          <table:table-cell table:formula="of:=[.H12]+[.I12]+[.J12]" office:value-type="float" office:value="888" calcext:value-type="float">
            <text:p>88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55" calcext:value-type="float">
            <text:p>5355</text:p>
          </table:table-cell>
          <table:table-cell office:value-type="float" office:value="915" calcext:value-type="float">
            <text:p>91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B13]+[.C13]+[.D13]" office:value-type="float" office:value="6285" calcext:value-type="float">
            <text:p>6285</text:p>
          </table:table-cell>
          <table:table-cell office:value-type="float" office:value="46" calcext:value-type="float">
            <text:p>46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37" calcext:value-type="float">
            <text:p>1237</text:p>
          </table:table-cell>
          <table:table-cell table:formula="of:=[.H13]+[.I13]+[.J13]" office:value-type="float" office:value="1506" calcext:value-type="float">
            <text:p>150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571" calcext:value-type="float">
            <text:p>7571</text:p>
          </table:table-cell>
          <table:table-cell office:value-type="float" office:value="957" calcext:value-type="float">
            <text:p>95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14]+[.C14]+[.D14]" office:value-type="float" office:value="8539" calcext:value-type="float">
            <text:p>8539</text:p>
          </table:table-cell>
          <table:table-cell office:value-type="float" office:value="74" calcext:value-type="float">
            <text:p>74</text:p>
          </table:table-cell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09" calcext:value-type="float">
            <text:p>609</text:p>
          </table:table-cell>
          <table:table-cell table:formula="of:=[.H14]+[.I14]+[.J14]" office:value-type="float" office:value="1162" calcext:value-type="float">
            <text:p>11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061" calcext:value-type="float">
            <text:p>10061</text:p>
          </table:table-cell>
          <table:table-cell office:value-type="float" office:value="656" calcext:value-type="float">
            <text:p>656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B15]+[.C15]+[.D15]" office:value-type="float" office:value="10732" calcext:value-type="float">
            <text:p>10732</text:p>
          </table:table-cell>
          <table:table-cell office:value-type="float" office:value="41" calcext:value-type="float">
            <text:p>41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19" calcext:value-type="float">
            <text:p>1119</text:p>
          </table:table-cell>
          <table:table-cell table:formula="of:=[.H15]+[.I15]+[.J15]" office:value-type="float" office:value="1228" calcext:value-type="float">
            <text:p>122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551" calcext:value-type="float">
            <text:p>11551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B16]+[.C16]+[.D16]" office:value-type="float" office:value="12460" calcext:value-type="float">
            <text:p>12460</text:p>
          </table:table-cell>
          <table:table-cell office:value-type="float" office:value="42" calcext:value-type="float">
            <text:p>42</text:p>
          </table:table-cell>
          <table:table-cell office:value-type="float" office:value="1335" calcext:value-type="float">
            <text:p>1335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039" calcext:value-type="float">
            <text:p>1039</text:p>
          </table:table-cell>
          <table:table-cell table:formula="of:=[.H16]+[.I16]+[.J16]" office:value-type="float" office:value="1389" calcext:value-type="float">
            <text:p>138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290" calcext:value-type="float">
            <text:p>13290</text:p>
          </table:table-cell>
          <table:table-cell office:value-type="float" office:value="841" calcext:value-type="float">
            <text:p>84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[.B17]+[.C17]+[.D17]" office:value-type="float" office:value="14146" calcext:value-type="float">
            <text:p>14146</text:p>
          </table:table-cell>
          <table:table-cell office:value-type="float" office:value="29" calcext:value-type="float">
            <text:p>29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30" calcext:value-type="float">
            <text:p>1530</text:p>
          </table:table-cell>
          <table:table-cell table:formula="of:=[.H17]+[.I17]+[.J17]" office:value-type="float" office:value="925" calcext:value-type="float">
            <text:p>92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322" calcext:value-type="float">
            <text:p>15322</text:p>
          </table:table-cell>
          <table:table-cell office:value-type="float" office:value="4600" calcext:value-type="float">
            <text:p>460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[.B18]+[.C18]+[.D18]" office:value-type="float" office:value="19934" calcext:value-type="float">
            <text:p>19934</text:p>
          </table:table-cell>
          <table:table-cell office:value-type="float" office:value="31" calcext:value-type="float">
            <text:p>31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92" calcext:value-type="float">
            <text:p>1392</text:p>
          </table:table-cell>
          <table:table-cell table:formula="of:=[.H18]+[.I18]+[.J18]" office:value-type="float" office:value="1246" calcext:value-type="float">
            <text:p>124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176" calcext:value-type="float">
            <text:p>21176</text:p>
          </table:table-cell>
          <table:table-cell office:value-type="float" office:value="986" calcext:value-type="float">
            <text:p>98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[.B19]+[.C19]+[.D19]" office:value-type="float" office:value="22177" calcext:value-type="float">
            <text:p>22177</text:p>
          </table:table-cell>
          <table:table-cell office:value-type="float" office:value="41" calcext:value-type="float">
            <text:p>41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73" calcext:value-type="float">
            <text:p>1073</text:p>
          </table:table-cell>
          <table:table-cell table:formula="of:=[.H19]+[.I19]+[.J19]" office:value-type="float" office:value="952" calcext:value-type="float">
            <text:p>9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556" calcext:value-type="float">
            <text:p>23556</text:p>
          </table:table-cell>
          <table:table-cell office:value-type="float" office:value="920" calcext:value-type="float">
            <text:p>92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[.B20]+[.C20]+[.D20]" office:value-type="float" office:value="24491" calcext:value-type="float">
            <text:p>24491</text:p>
          </table:table-cell>
          <table:table-cell office:value-type="float" office:value="30" calcext:value-type="float">
            <text:p>30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77" calcext:value-type="float">
            <text:p>1477</text:p>
          </table:table-cell>
          <table:table-cell table:formula="of:=[.H20]+[.I20]+[.J20]" office:value-type="float" office:value="1016" calcext:value-type="float">
            <text:p>101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436" calcext:value-type="float">
            <text:p>25436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[.B21]+[.C21]+[.D21]" office:value-type="float" office:value="26016" calcext:value-type="float">
            <text:p>26016</text:p>
          </table:table-cell>
          <table:table-cell office:value-type="float" office:value="28" calcext:value-type="float">
            <text:p>28</text:p>
          </table:table-cell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11" calcext:value-type="float">
            <text:p>1511</text:p>
          </table:table-cell>
          <table:table-cell table:formula="of:=[.H21]+[.I21]+[.J21]" office:value-type="float" office:value="1055" calcext:value-type="float">
            <text:p>10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041" calcext:value-type="float">
            <text:p>27041</text:p>
          </table:table-cell>
          <table:table-cell office:value-type="float" office:value="966" calcext:value-type="float">
            <text:p>96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[.B22]+[.C22]+[.D22]" office:value-type="float" office:value="28016" calcext:value-type="float">
            <text:p>28016</text:p>
          </table:table-cell>
          <table:table-cell office:value-type="float" office:value="33" calcext:value-type="float">
            <text:p>33</text:p>
          </table:table-cell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38" calcext:value-type="float">
            <text:p>1338</text:p>
          </table:table-cell>
          <table:table-cell table:formula="of:=[.H22]+[.I22]+[.J22]" office:value-type="float" office:value="1185" calcext:value-type="float">
            <text:p>118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120" calcext:value-type="float">
            <text:p>29120</text:p>
          </table:table-cell>
          <table:table-cell office:value-type="float" office:value="926" calcext:value-type="float">
            <text:p>92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B23]+[.C23]+[.D23]" office:value-type="float" office:value="30061" calcext:value-type="float">
            <text:p>30061</text:p>
          </table:table-cell>
          <table:table-cell office:value-type="float" office:value="31" calcext:value-type="float">
            <text:p>31</text:p>
          </table:table-cell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49" calcext:value-type="float">
            <text:p>1449</text:p>
          </table:table-cell>
          <table:table-cell table:formula="of:=[.H23]+[.I23]+[.J23]" office:value-type="float" office:value="1158" calcext:value-type="float">
            <text:p>115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1829" calcext:value-type="float">
            <text:p>31829</text:p>
          </table:table-cell>
          <table:table-cell office:value-type="float" office:value="872" calcext:value-type="float">
            <text:p>87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B24]+[.C24]+[.D24]" office:value-type="float" office:value="32709" calcext:value-type="float">
            <text:p>32709</text:p>
          </table:table-cell>
          <table:table-cell office:value-type="float" office:value="29" calcext:value-type="float">
            <text:p>29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594" calcext:value-type="float">
            <text:p>1594</text:p>
          </table:table-cell>
          <table:table-cell table:formula="of:=[.H24]+[.I24]+[.J24]" office:value-type="float" office:value="944" calcext:value-type="float">
            <text:p>94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85" calcext:value-type="float">
            <text:p>2685</text:p>
          </table:table-cell>
          <table:table-cell office:value-type="float" office:value="851" calcext:value-type="float">
            <text:p>851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table:formula="of:=[.B25]+[.C25]+[.D25]" office:value-type="float" office:value="3551" calcext:value-type="float">
            <text:p>3551</text:p>
          </table:table-cell>
          <table:table-cell office:value-type="float" office:value="37" calcext:value-type="float">
            <text:p>37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61" calcext:value-type="float">
            <text:p>1261</text:p>
          </table:table-cell>
          <table:table-cell table:formula="of:=[.H25]+[.I25]+[.J25]" office:value-type="float" office:value="916" calcext:value-type="float">
            <text:p>91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354" calcext:value-type="float">
            <text:p>4354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B26]+[.C26]+[.D26]" office:value-type="float" office:value="5124" calcext:value-type="float">
            <text:p>5124</text:p>
          </table:table-cell>
          <table:table-cell office:value-type="float" office:value="32" calcext:value-type="float">
            <text:p>32</text:p>
          </table:table-cell>
          <table:table-cell office:value-type="float" office:value="999" calcext:value-type="float">
            <text:p>999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07" calcext:value-type="float">
            <text:p>1407</text:p>
          </table:table-cell>
          <table:table-cell table:formula="of:=[.H26]+[.I26]+[.J26]" office:value-type="float" office:value="1041" calcext:value-type="float">
            <text:p>10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50" calcext:value-type="float">
            <text:p>5950</text:p>
          </table:table-cell>
          <table:table-cell office:value-type="float" office:value="1045" calcext:value-type="float">
            <text:p>104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B27]+[.C27]+[.D27]" office:value-type="float" office:value="7010" calcext:value-type="float">
            <text:p>7010</text:p>
          </table:table-cell>
          <table:table-cell office:value-type="float" office:value="173" calcext:value-type="float">
            <text:p>173</text:p>
          </table:table-cell>
          <table:table-cell office:value-type="float" office:value="671" calcext:value-type="float">
            <text:p>67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table:formula="of:=[.H27]+[.I27]+[.J27]" office:value-type="float" office:value="855" calcext:value-type="float">
            <text:p>855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84" calcext:value-type="float">
            <text:p>1584</text:p>
          </table:table-cell>
          <table:table-cell table:formula="of:=[.H28]+[.I28]+[.J28]" office:value-type="float" office:value="891" calcext:value-type="float">
            <text:p>89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table:number-columns-repeated="5"/>
          <table:table-cell table:formula="of:=[.H29]+[.I29]+[.J29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5"/>
          <table:table-cell table:formula="of:=[.H30]+[.I30]+[.J30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3" table:number-columns-repeated="2"/>
          <table:table-cell table:style-name="ce5" office:value-type="string" calcext:value-type="string">
            <text:p>Animal – Jio – All</text:p>
          </table:table-cell>
          <table:table-cell table:style-name="ce3"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style-name="ce3" table:number-columns-repeated="2"/>
          <table:table-cell table:style-name="ce5" office:value-type="string" calcext:value-type="string">
            <text:p>Animal – IITDWifi – All</text:p>
          </table:table-cell>
          <table:table-cell table:style-name="ce3" table:number-columns-repeated="2"/>
          <table:table-cell table:formula="of:=[.H31]+[.I31]+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formula="of:=[.H32]+[.I32]+[.J3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20" calcext:value-type="float">
            <text:p>1420</text:p>
          </table:table-cell>
          <table:table-cell office:value-type="float" office:value="816" calcext:value-type="float">
            <text:p>816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formula="of:=[.B33]+[.C33]+[.D33]" office:value-type="float" office:value="2254" calcext:value-type="float">
            <text:p>2254</text:p>
          </table:table-cell>
          <table:table-cell office:value-type="float" office:value="310" calcext:value-type="float">
            <text:p>310</text:p>
          </table:table-cell>
          <table:table-cell office:value-type="float" office:value="965" calcext:value-type="float">
            <text:p>965</text:p>
          </table:table-cell>
          <table:table-cell office:value-type="float" office:value="6721" calcext:value-type="float">
            <text:p>6721</text:p>
          </table:table-cell>
          <table:table-cell office:value-type="float" office:value="61" calcext:value-type="float">
            <text:p>61</text:p>
          </table:table-cell>
          <table:table-cell office:value-type="float" office:value="197" calcext:value-type="float">
            <text:p>197</text:p>
          </table:table-cell>
          <table:table-cell table:formula="of:=[.H33]+[.I33]+[.J33]" office:value-type="float" office:value="7996" calcext:value-type="float">
            <text:p>799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440" calcext:value-type="float">
            <text:p>3440</text:p>
          </table:table-cell>
          <table:table-cell office:value-type="float" office:value="877" calcext:value-type="float">
            <text:p>877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formula="of:=[.B34]+[.C34]+[.D34]" office:value-type="float" office:value="4336" calcext:value-type="float">
            <text:p>4336</text:p>
          </table:table-cell>
          <table:table-cell office:value-type="float" office:value="1395" calcext:value-type="float">
            <text:p>1395</text:p>
          </table:table-cell>
          <table:table-cell office:value-type="float" office:value="1147" calcext:value-type="float">
            <text:p>1147</text:p>
          </table:table-cell>
          <table:table-cell office:value-type="float" office:value="7242" calcext:value-type="float">
            <text:p>724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formula="of:=[.H34]+[.I34]+[.J34]" office:value-type="float" office:value="9784" calcext:value-type="float">
            <text:p>978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73" calcext:value-type="float">
            <text:p>4873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B35]+[.C35]+[.D35]" office:value-type="float" office:value="5710" calcext:value-type="float">
            <text:p>5710</text:p>
          </table:table-cell>
          <table:table-cell office:value-type="float" office:value="47" calcext:value-type="float">
            <text:p>47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85" calcext:value-type="float">
            <text:p>1185</text:p>
          </table:table-cell>
          <table:table-cell table:formula="of:=[.H35]+[.I35]+[.J35]" office:value-type="float" office:value="1019" calcext:value-type="float">
            <text:p>101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35" calcext:value-type="float">
            <text:p>6735</text:p>
          </table:table-cell>
          <table:table-cell office:value-type="float" office:value="865" calcext:value-type="float">
            <text:p>865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formula="of:=[.B36]+[.C36]+[.D36]" office:value-type="float" office:value="7675" calcext:value-type="float">
            <text:p>7675</text:p>
          </table:table-cell>
          <table:table-cell office:value-type="float" office:value="88" calcext:value-type="float">
            <text:p>88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72" calcext:value-type="float">
            <text:p>672</text:p>
          </table:table-cell>
          <table:table-cell table:formula="of:=[.H36]+[.I36]+[.J36]" office:value-type="float" office:value="883" calcext:value-type="float">
            <text:p>88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284" calcext:value-type="float">
            <text:p>9284</text:p>
          </table:table-cell>
          <table:table-cell office:value-type="float" office:value="832" calcext:value-type="float">
            <text:p>83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37]+[.C37]+[.D37]" office:value-type="float" office:value="10140" calcext:value-type="float">
            <text:p>10140</text:p>
          </table:table-cell>
          <table:table-cell office:value-type="float" office:value="54" calcext:value-type="float">
            <text:p>54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14" calcext:value-type="float">
            <text:p>1014</text:p>
          </table:table-cell>
          <table:table-cell table:formula="of:=[.H37]+[.I37]+[.J37]" office:value-type="float" office:value="840" calcext:value-type="float">
            <text:p>8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850" calcext:value-type="float">
            <text:p>10850</text:p>
          </table:table-cell>
          <table:table-cell office:value-type="float" office:value="866" calcext:value-type="float">
            <text:p>86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B38]+[.C38]+[.D38]" office:value-type="float" office:value="11731" calcext:value-type="float">
            <text:p>11731</text:p>
          </table:table-cell>
          <table:table-cell office:value-type="float" office:value="40" calcext:value-type="float">
            <text:p>40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15" calcext:value-type="float">
            <text:p>1315</text:p>
          </table:table-cell>
          <table:table-cell table:formula="of:=[.H38]+[.I38]+[.J38]" office:value-type="float" office:value="1249" calcext:value-type="float">
            <text:p>12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265" calcext:value-type="float">
            <text:p>13265</text:p>
          </table:table-cell>
          <table:table-cell office:value-type="float" office:value="972" calcext:value-type="float">
            <text:p>972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[.B39]+[.C39]+[.D39]" office:value-type="float" office:value="14252" calcext:value-type="float">
            <text:p>14252</text:p>
          </table:table-cell>
          <table:table-cell office:value-type="float" office:value="39" calcext:value-type="float">
            <text:p>39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99" calcext:value-type="float">
            <text:p>1499</text:p>
          </table:table-cell>
          <table:table-cell table:formula="of:=[.H39]+[.I39]+[.J39]" office:value-type="float" office:value="989" calcext:value-type="float">
            <text:p>98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782" calcext:value-type="float">
            <text:p>15782</text:p>
          </table:table-cell>
          <table:table-cell office:value-type="float" office:value="952" calcext:value-type="float">
            <text:p>952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[.B40]+[.C40]+[.D40]" office:value-type="float" office:value="16749" calcext:value-type="float">
            <text:p>16749</text:p>
          </table:table-cell>
          <table:table-cell office:value-type="float" office:value="1228" calcext:value-type="float">
            <text:p>1228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formula="of:=[.H40]+[.I40]+[.J40]" office:value-type="float" office:value="2216" calcext:value-type="float">
            <text:p>221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740" calcext:value-type="float">
            <text:p>17740</text:p>
          </table:table-cell>
          <table:table-cell office:value-type="float" office:value="1019" calcext:value-type="float">
            <text:p>1019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[.B41]+[.C41]+[.D41]" office:value-type="float" office:value="18774" calcext:value-type="float">
            <text:p>18774</text:p>
          </table:table-cell>
          <table:table-cell office:value-type="float" office:value="2307" calcext:value-type="float">
            <text:p>2307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formula="of:=[.H41]+[.I41]+[.J41]" office:value-type="float" office:value="3536" calcext:value-type="float">
            <text:p>35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493" calcext:value-type="float">
            <text:p>1493</text:p>
          </table:table-cell>
          <table:table-cell office:value-type="float" office:value="1001" calcext:value-type="float">
            <text:p>1001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formula="of:=[.B42]+[.C42]+[.D42]" office:value-type="float" office:value="2509" calcext:value-type="float">
            <text:p>2509</text:p>
          </table:table-cell>
          <table:table-cell office:value-type="float" office:value="36" calcext:value-type="float">
            <text:p>36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563" calcext:value-type="float">
            <text:p>1563</text:p>
          </table:table-cell>
          <table:table-cell table:formula="of:=[.H42]+[.I42]+[.J42]" office:value-type="float" office:value="956" calcext:value-type="float">
            <text:p>95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373" calcext:value-type="float">
            <text:p>3373</text:p>
          </table:table-cell>
          <table:table-cell office:value-type="float" office:value="1039" calcext:value-type="float">
            <text:p>1039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[.B43]+[.C43]+[.D43]" office:value-type="float" office:value="4427" calcext:value-type="float">
            <text:p>4427</text:p>
          </table:table-cell>
          <table:table-cell office:value-type="float" office:value="30" calcext:value-type="float">
            <text:p>30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94" calcext:value-type="float">
            <text:p>1494</text:p>
          </table:table-cell>
          <table:table-cell table:formula="of:=[.H43]+[.I43]+[.J43]" office:value-type="float" office:value="853" calcext:value-type="float">
            <text:p>8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532" calcext:value-type="float">
            <text:p>5532</text:p>
          </table:table-cell>
          <table:table-cell office:value-type="float" office:value="846" calcext:value-type="float">
            <text:p>84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formula="of:=[.B44]+[.C44]+[.D44]" office:value-type="float" office:value="6393" calcext:value-type="float">
            <text:p>6393</text:p>
          </table:table-cell>
          <table:table-cell office:value-type="float" office:value="40" calcext:value-type="float">
            <text:p>40</text:p>
          </table:table-cell>
          <table:table-cell office:value-type="float" office:value="822" calcext:value-type="float">
            <text:p>82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175" calcext:value-type="float">
            <text:p>1175</text:p>
          </table:table-cell>
          <table:table-cell table:formula="of:=[.H44]+[.I44]+[.J44]" office:value-type="float" office:value="877" calcext:value-type="float">
            <text:p>8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492" calcext:value-type="float">
            <text:p>7492</text:p>
          </table:table-cell>
          <table:table-cell office:value-type="float" office:value="928" calcext:value-type="float">
            <text:p>92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45]+[.C45]+[.D45]" office:value-type="float" office:value="8435" calcext:value-type="float">
            <text:p>8435</text:p>
          </table:table-cell>
          <table:table-cell office:value-type="float" office:value="29" calcext:value-type="float">
            <text:p>29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21" calcext:value-type="float">
            <text:p>1521</text:p>
          </table:table-cell>
          <table:table-cell table:formula="of:=[.H45]+[.I45]+[.J45]" office:value-type="float" office:value="985" calcext:value-type="float">
            <text:p>98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327" calcext:value-type="float">
            <text:p>12327</text:p>
          </table:table-cell>
          <table:table-cell office:value-type="float" office:value="738" calcext:value-type="float">
            <text:p>738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B46]+[.C46]+[.D46]" office:value-type="float" office:value="13080" calcext:value-type="float">
            <text:p>13080</text:p>
          </table:table-cell>
          <table:table-cell office:value-type="float" office:value="286" calcext:value-type="float">
            <text:p>286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table:formula="of:=[.H46]+[.I46]+[.J46]" office:value-type="float" office:value="1395" calcext:value-type="float">
            <text:p>139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59" calcext:value-type="float">
            <text:p>1359</text:p>
          </table:table-cell>
          <table:table-cell office:value-type="float" office:value="1900" calcext:value-type="float">
            <text:p>190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formula="of:=[.B47]+[.C47]+[.D47]" office:value-type="float" office:value="3274" calcext:value-type="float">
            <text:p>3274</text:p>
          </table:table-cell>
          <table:table-cell office:value-type="float" office:value="28" calcext:value-type="float">
            <text:p>28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523" calcext:value-type="float">
            <text:p>1523</text:p>
          </table:table-cell>
          <table:table-cell table:formula="of:=[.H47]+[.I47]+[.J47]" office:value-type="float" office:value="879" calcext:value-type="float">
            <text:p>87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58" calcext:value-type="float">
            <text:p>1958</text:p>
          </table:table-cell>
          <table:table-cell office:value-type="float" office:value="1636" calcext:value-type="float">
            <text:p>163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formula="of:=[.B48]+[.C48]+[.D48]" office:value-type="float" office:value="3609" calcext:value-type="float">
            <text:p>3609</text:p>
          </table:table-cell>
          <table:table-cell office:value-type="float" office:value="41" calcext:value-type="float">
            <text:p>41</text:p>
          </table:table-cell>
          <table:table-cell office:value-type="float" office:value="915" calcext:value-type="float">
            <text:p>915</text:p>
          </table:table-cell>
          <table:table-cell office:value-type="float" office:value="758" calcext:value-type="float">
            <text:p>758</text:p>
          </table:table-cell>
          <table:table-cell office:value-type="float" office:value="44" calcext:value-type="float">
            <text:p>44</text:p>
          </table:table-cell>
          <table:table-cell office:value-type="float" office:value="1085" calcext:value-type="float">
            <text:p>1085</text:p>
          </table:table-cell>
          <table:table-cell table:formula="of:=[.H48]+[.I48]+[.J48]" office:value-type="float" office:value="1714" calcext:value-type="float">
            <text:p>171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79" calcext:value-type="float">
            <text:p>1179</text:p>
          </table:table-cell>
          <table:table-cell office:value-type="float" office:value="881" calcext:value-type="float">
            <text:p>88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[.B49]+[.C49]+[.D49]" office:value-type="float" office:value="2075" calcext:value-type="float">
            <text:p>2075</text:p>
          </table:table-cell>
          <table:table-cell office:value-type="float" office:value="50" calcext:value-type="float">
            <text:p>50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70" calcext:value-type="float">
            <text:p>870</text:p>
          </table:table-cell>
          <table:table-cell table:formula="of:=[.H49]+[.I49]+[.J49]" office:value-type="float" office:value="1142" calcext:value-type="float">
            <text:p>114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95" calcext:value-type="float">
            <text:p>3095</text:p>
          </table:table-cell>
          <table:table-cell office:value-type="float" office:value="811" calcext:value-type="float">
            <text:p>81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formula="of:=[.B50]+[.C50]+[.D50]" office:value-type="float" office:value="3921" calcext:value-type="float">
            <text:p>3921</text:p>
          </table:table-cell>
          <table:table-cell office:value-type="float" office:value="41" calcext:value-type="float">
            <text:p>41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79" calcext:value-type="float">
            <text:p>1079</text:p>
          </table:table-cell>
          <table:table-cell table:formula="of:=[.H50]+[.I50]+[.J50]" office:value-type="float" office:value="1115" calcext:value-type="float">
            <text:p>11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762" calcext:value-type="float">
            <text:p>4762</text:p>
          </table:table-cell>
          <table:table-cell office:value-type="float" office:value="803" calcext:value-type="float">
            <text:p>80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[.B51]+[.C51]+[.D51]" office:value-type="float" office:value="5580" calcext:value-type="float">
            <text:p>5580</text:p>
          </table:table-cell>
          <table:table-cell office:value-type="float" office:value="39" calcext:value-type="float">
            <text:p>39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65" calcext:value-type="float">
            <text:p>1165</text:p>
          </table:table-cell>
          <table:table-cell table:formula="of:=[.H51]+[.I51]+[.J51]" office:value-type="float" office:value="904" calcext:value-type="float">
            <text:p>90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34" calcext:value-type="float">
            <text:p>7034</text:p>
          </table:table-cell>
          <table:table-cell office:value-type="float" office:value="925" calcext:value-type="float">
            <text:p>92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52]+[.C52]+[.D52]" office:value-type="float" office:value="7974" calcext:value-type="float">
            <text:p>7974</text:p>
          </table:table-cell>
          <table:table-cell office:value-type="float" office:value="98" calcext:value-type="float">
            <text:p>98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83" calcext:value-type="float">
            <text:p>483</text:p>
          </table:table-cell>
          <table:table-cell table:formula="of:=[.H52]+[.I52]+[.J52]" office:value-type="float" office:value="1140" calcext:value-type="float">
            <text:p>11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404" calcext:value-type="float">
            <text:p>9404</text:p>
          </table:table-cell>
          <table:table-cell office:value-type="float" office:value="762" calcext:value-type="float">
            <text:p>76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53]+[.C53]+[.D53]" office:value-type="float" office:value="10181" calcext:value-type="float">
            <text:p>10181</text:p>
          </table:table-cell>
          <table:table-cell office:value-type="float" office:value="474" calcext:value-type="float">
            <text:p>474</text:p>
          </table:table-cell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table:formula="of:=[.H53]+[.I53]+[.J53]" office:value-type="float" office:value="1596" calcext:value-type="float">
            <text:p>159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229" calcext:value-type="float">
            <text:p>11229</text:p>
          </table:table-cell>
          <table:table-cell office:value-type="float" office:value="1176" calcext:value-type="float">
            <text:p>1176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B54]+[.C54]+[.D54]" office:value-type="float" office:value="12420" calcext:value-type="float">
            <text:p>12420</text:p>
          </table:table-cell>
          <table:table-cell office:value-type="float" office:value="39" calcext:value-type="float">
            <text:p>39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41" calcext:value-type="float">
            <text:p>1141</text:p>
          </table:table-cell>
          <table:table-cell table:formula="of:=[.H54]+[.I54]+[.J54]" office:value-type="float" office:value="884" calcext:value-type="float">
            <text:p>88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3239" calcext:value-type="float">
            <text:p>13239</text:p>
          </table:table-cell>
          <table:table-cell office:value-type="float" office:value="1088" calcext:value-type="float">
            <text:p>108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B55]+[.C55]+[.D55]" office:value-type="float" office:value="14342" calcext:value-type="float">
            <text:p>14342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93" calcext:value-type="float">
            <text:p>1493</text:p>
          </table:table-cell>
          <table:table-cell table:formula="of:=[.H55]+[.I55]+[.J55]" office:value-type="float" office:value="1152" calcext:value-type="float">
            <text:p>115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5039" calcext:value-type="float">
            <text:p>15039</text:p>
          </table:table-cell>
          <table:table-cell office:value-type="float" office:value="792" calcext:value-type="float">
            <text:p>79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B56]+[.C56]+[.D56]" office:value-type="float" office:value="15846" calcext:value-type="float">
            <text:p>15846</text:p>
          </table:table-cell>
          <table:table-cell office:value-type="float" office:value="34" calcext:value-type="float">
            <text:p>34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50" calcext:value-type="float">
            <text:p>1450</text:p>
          </table:table-cell>
          <table:table-cell table:formula="of:=[.H56]+[.I56]+[.J56]" office:value-type="float" office:value="881" calcext:value-type="float">
            <text:p>88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165" calcext:value-type="float">
            <text:p>17165</text:p>
          </table:table-cell>
          <table:table-cell office:value-type="float" office:value="1001" calcext:value-type="float">
            <text:p>1001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[.B57]+[.C57]+[.D57]" office:value-type="float" office:value="18181" calcext:value-type="float">
            <text:p>1818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table:number-columns-repeated="5"/>
          <table:table-cell table:style-name="ce2" office:value-type="string" calcext:value-type="string">
            <text:p>Average:</text:p>
          </table:table-cell>
          <table:table-cell table:style-name="ce2" table:number-columns-repeated="5"/>
          <table:table-cell table:number-columns-repeated="1012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3" table:number-columns-repeated="5"/>
          <table:table-cell table:style-name="ce6" office:value-type="time" office:time-value="PT07H30M00S" calcext:value-type="time">
            <text:p>07:30:00</text:p>
          </table:table-cell>
          <table:table-cell table:style-name="ce3" table:number-columns-repeated="5"/>
          <table:table-cell table:number-columns-repeated="1012"/>
        </table:table-row>
        <table:table-row table:style-name="ro2">
          <table:table-cell/>
          <table:table-cell table:style-name="ce3" table:number-columns-repeated="2"/>
          <table:table-cell table:style-name="ce5" office:value-type="string" calcext:value-type="string">
            <text:p>Animal – Jio</text:p>
          </table:table-cell>
          <table:table-cell table:style-name="ce3" table:number-columns-repeated="2"/>
          <table:table-cell/>
          <table:table-cell table:style-name="ce3" table:number-columns-repeated="2"/>
          <table:table-cell table:style-name="ce5" office:value-type="string" calcext:value-type="string">
            <text:p>Animal – IITDWifi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45" calcext:value-type="float">
            <text:p>1045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formula="of:=[.B4]+[.C4]+[.D4]" office:value-type="float" office:value="1764" calcext:value-type="float">
            <text:p>1764</text:p>
          </table:table-cell>
          <table:table-cell office:value-type="float" office:value="3662" calcext:value-type="float">
            <text:p>3662</text:p>
          </table:table-cell>
          <table:table-cell office:value-type="float" office:value="715" calcext:value-type="float">
            <text:p>715</text:p>
          </table:table-cell>
          <table:table-cell office:value-type="float" office:value="3452" calcext:value-type="float">
            <text:p>345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645" calcext:value-type="float">
            <text:p>2645</text:p>
          </table:table-cell>
          <table:table-cell office:value-type="float" office:value="1040" calcext:value-type="float">
            <text:p>1040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formula="of:=[.B5]+[.C5]+[.D5]" office:value-type="float" office:value="3694" calcext:value-type="float">
            <text:p>3694</text:p>
          </table:table-cell>
          <table:table-cell office:value-type="float" office:value="100" calcext:value-type="float">
            <text:p>10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372" calcext:value-type="float">
            <text:p>4372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formula="of:=[.B6]+[.C6]+[.D6]" office:value-type="float" office:value="5287" calcext:value-type="float">
            <text:p>5287</text:p>
          </table:table-cell>
          <table:table-cell office:value-type="float" office:value="146" calcext:value-type="float">
            <text:p>146</text:p>
          </table:table-cell>
          <table:table-cell office:value-type="float" office:value="1027" calcext:value-type="float">
            <text:p>1027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73" calcext:value-type="float">
            <text:p>37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55" calcext:value-type="float">
            <text:p>855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formula="of:=[.B7]+[.C7]+[.D7]" office:value-type="float" office:value="1857" calcext:value-type="float">
            <text:p>1857</text:p>
          </table:table-cell>
          <table:table-cell office:value-type="float" office:value="451" calcext:value-type="float">
            <text:p>451</text:p>
          </table:table-cell>
          <table:table-cell office:value-type="float" office:value="1029" calcext:value-type="float">
            <text:p>1029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39" calcext:value-type="float">
            <text:p>13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53" calcext:value-type="float">
            <text:p>653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formula="of:=[.B8]+[.C8]+[.D8]" office:value-type="float" office:value="1823" calcext:value-type="float">
            <text:p>1823</text:p>
          </table:table-cell>
          <table:table-cell office:value-type="float" office:value="205" calcext:value-type="float">
            <text:p>205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67" calcext:value-type="float">
            <text:p>26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548" calcext:value-type="float">
            <text:p>2548</text:p>
          </table:table-cell>
          <table:table-cell office:value-type="float" office:value="556" calcext:value-type="float">
            <text:p>55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formula="of:=[.B9]+[.C9]+[.D9]" office:value-type="float" office:value="3119" calcext:value-type="float">
            <text:p>3119</text:p>
          </table:table-cell>
          <table:table-cell office:value-type="float" office:value="153" calcext:value-type="float">
            <text:p>153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17" calcext:value-type="float">
            <text:p>617</text:p>
          </table:table-cell>
          <table:table-cell office:value-type="float" office:value="915" calcext:value-type="float">
            <text:p>91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table:formula="of:=[.B10]+[.C10]+[.D10]" office:value-type="float" office:value="1547" calcext:value-type="float">
            <text:p>1547</text:p>
          </table:table-cell>
          <table:table-cell office:value-type="float" office:value="152" calcext:value-type="float">
            <text:p>152</text:p>
          </table:table-cell>
          <table:table-cell office:value-type="float" office:value="1022" calcext:value-type="float">
            <text:p>1022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81" calcext:value-type="float">
            <text:p>38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55" calcext:value-type="float">
            <text:p>655</text:p>
          </table:table-cell>
          <table:table-cell office:value-type="float" office:value="888" calcext:value-type="float">
            <text:p>88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table:formula="of:=[.B11]+[.C11]+[.D11]" office:value-type="float" office:value="1558" calcext:value-type="float">
            <text:p>1558</text:p>
          </table:table-cell>
          <table:table-cell office:value-type="float" office:value="131" calcext:value-type="float">
            <text:p>131</text:p>
          </table:table-cell>
          <table:table-cell office:value-type="float" office:value="1048" calcext:value-type="float">
            <text:p>1048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406" calcext:value-type="float">
            <text:p>40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18" calcext:value-type="float">
            <text:p>818</text:p>
          </table:table-cell>
          <table:table-cell office:value-type="float" office:value="1045" calcext:value-type="float">
            <text:p>1045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table:formula="of:=[.B12]+[.C12]+[.D12]" office:value-type="float" office:value="1878" calcext:value-type="float">
            <text:p>1878</text:p>
          </table:table-cell>
          <table:table-cell office:value-type="float" office:value="136" calcext:value-type="float">
            <text:p>136</text:p>
          </table:table-cell>
          <table:table-cell office:value-type="float" office:value="1035" calcext:value-type="float">
            <text:p>103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37" calcext:value-type="float">
            <text:p>43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964" calcext:value-type="float">
            <text:p>964</text:p>
          </table:table-cell>
          <table:table-cell office:value-type="float" office:value="899" calcext:value-type="float">
            <text:p>899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[.B13]+[.C13]+[.D13]" office:value-type="float" office:value="1878" calcext:value-type="float">
            <text:p>1878</text:p>
          </table:table-cell>
          <table:table-cell office:value-type="float" office:value="196" calcext:value-type="float">
            <text:p>196</text:p>
          </table:table-cell>
          <table:table-cell office:value-type="float" office:value="1282" calcext:value-type="float">
            <text:p>1282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65" calcext:value-type="float">
            <text:p>565</text:p>
          </table:table-cell>
          <table:table-cell office:value-type="float" office:value="987" calcext:value-type="float">
            <text:p>98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table:formula="of:=[.B14]+[.C14]+[.D14]" office:value-type="float" office:value="1567" calcext:value-type="float">
            <text:p>1567</text:p>
          </table:table-cell>
          <table:table-cell office:value-type="float" office:value="131" calcext:value-type="float">
            <text:p>131</text:p>
          </table:table-cell>
          <table:table-cell office:value-type="float" office:value="1038" calcext:value-type="float">
            <text:p>103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41" calcext:value-type="float">
            <text:p>34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4" calcext:value-type="float">
            <text:p>504</text:p>
          </table:table-cell>
          <table:table-cell office:value-type="float" office:value="1025" calcext:value-type="float">
            <text:p>102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formula="of:=[.B15]+[.C15]+[.D15]" office:value-type="float" office:value="1544" calcext:value-type="float">
            <text:p>1544</text:p>
          </table:table-cell>
          <table:table-cell office:value-type="float" office:value="132" calcext:value-type="float">
            <text:p>132</text:p>
          </table:table-cell>
          <table:table-cell office:value-type="float" office:value="1046" calcext:value-type="float">
            <text:p>1046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49" calcext:value-type="float">
            <text:p>34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float" office:value="882" calcext:value-type="float">
            <text:p>88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table:formula="of:=[.B16]+[.C16]+[.D16]" office:value-type="float" office:value="1233" calcext:value-type="float">
            <text:p>1233</text:p>
          </table:table-cell>
          <table:table-cell office:value-type="float" office:value="119" calcext:value-type="float">
            <text:p>119</text:p>
          </table:table-cell>
          <table:table-cell office:value-type="float" office:value="1371" calcext:value-type="float">
            <text:p>137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65" calcext:value-type="float">
            <text:p>36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97" calcext:value-type="float">
            <text:p>297</text:p>
          </table:table-cell>
          <table:table-cell office:value-type="float" office:value="927" calcext:value-type="float">
            <text:p>92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table:formula="of:=[.B17]+[.C17]+[.D17]" office:value-type="float" office:value="1239" calcext:value-type="float">
            <text:p>1239</text:p>
          </table:table-cell>
          <table:table-cell office:value-type="float" office:value="109" calcext:value-type="float">
            <text:p>109</text:p>
          </table:table-cell>
          <table:table-cell office:value-type="float" office:value="1363" calcext:value-type="float">
            <text:p>136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96" calcext:value-type="float">
            <text:p>39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07" calcext:value-type="float">
            <text:p>307</text:p>
          </table:table-cell>
          <table:table-cell office:value-type="float" office:value="917" calcext:value-type="float">
            <text:p>91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34" calcext:value-type="float">
            <text:p>134</text:p>
          </table:table-cell>
          <table:table-cell table:formula="of:=[.B18]+[.C18]+[.D18]" office:value-type="float" office:value="1239" calcext:value-type="float">
            <text:p>1239</text:p>
          </table:table-cell>
          <table:table-cell office:value-type="float" office:value="115" calcext:value-type="float">
            <text:p>115</text:p>
          </table:table-cell>
          <table:table-cell office:value-type="float" office:value="1064" calcext:value-type="float">
            <text:p>106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72" calcext:value-type="float">
            <text:p>37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05" calcext:value-type="float">
            <text:p>405</text:p>
          </table:table-cell>
          <table:table-cell office:value-type="float" office:value="821" calcext:value-type="float">
            <text:p>82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table:formula="of:=[.B19]+[.C19]+[.D19]" office:value-type="float" office:value="1241" calcext:value-type="float">
            <text:p>1241</text:p>
          </table:table-cell>
          <table:table-cell office:value-type="float" office:value="107" calcext:value-type="float">
            <text:p>107</text:p>
          </table:table-cell>
          <table:table-cell office:value-type="float" office:value="1371" calcext:value-type="float">
            <text:p>137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13" calcext:value-type="float">
            <text:p>41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float" office:value="863" calcext:value-type="float">
            <text:p>86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table:formula="of:=[.B20]+[.C20]+[.D20]" office:value-type="float" office:value="1233" calcext:value-type="float">
            <text:p>1233</text:p>
          </table:table-cell>
          <table:table-cell office:value-type="float" office:value="101" calcext:value-type="float">
            <text:p>101</text:p>
          </table:table-cell>
          <table:table-cell office:value-type="float" office:value="1004" calcext:value-type="float">
            <text:p>100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35" calcext:value-type="float">
            <text:p>43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18" calcext:value-type="float">
            <text:p>318</text:p>
          </table:table-cell>
          <table:table-cell office:value-type="float" office:value="902" calcext:value-type="float">
            <text:p>90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table:formula="of:=[.B21]+[.C21]+[.D21]" office:value-type="float" office:value="1235" calcext:value-type="float">
            <text:p>1235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30" calcext:value-type="float">
            <text:p>430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office:value-type="float" office:value="875" calcext:value-type="float">
            <text:p>875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table:formula="of:=[.B22]+[.C22]+[.D22]" office:value-type="float" office:value="1240" calcext:value-type="float">
            <text:p>1240</text:p>
          </table:table-cell>
          <table:table-cell office:value-type="float" office:value="102" calcext:value-type="float">
            <text:p>102</text:p>
          </table:table-cell>
          <table:table-cell office:value-type="float" office:value="1359" calcext:value-type="float">
            <text:p>1359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29" calcext:value-type="float">
            <text:p>429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float" office:value="845" calcext:value-type="float">
            <text:p>84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table:formula="of:=[.B23]+[.C23]+[.D23]" office:value-type="float" office:value="1240" calcext:value-type="float">
            <text:p>1240</text:p>
          </table:table-cell>
          <table:table-cell office:value-type="float" office:value="101" calcext:value-type="float">
            <text:p>101</text:p>
          </table:table-cell>
          <table:table-cell office:value-type="float" office:value="1069" calcext:value-type="float">
            <text:p>1069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47" calcext:value-type="float">
            <text:p>447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10" calcext:value-type="float">
            <text:p>610</text:p>
          </table:table-cell>
          <table:table-cell office:value-type="float" office:value="607" calcext:value-type="float">
            <text:p>60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table:formula="of:=[.B24]+[.C24]+[.D24]" office:value-type="float" office:value="1232" calcext:value-type="float">
            <text:p>1232</text:p>
          </table:table-cell>
          <table:table-cell office:value-type="float" office:value="99" calcext:value-type="float">
            <text:p>99</text:p>
          </table:table-cell>
          <table:table-cell office:value-type="float" office:value="1066" calcext:value-type="float">
            <text:p>106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71" calcext:value-type="float">
            <text:p>47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float" office:value="948" calcext:value-type="float">
            <text:p>94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table:formula="of:=[.B25]+[.C25]+[.D25]" office:value-type="float" office:value="1242" calcext:value-type="float">
            <text:p>1242</text:p>
          </table:table-cell>
          <table:table-cell office:value-type="float" office:value="103" calcext:value-type="float">
            <text:p>103</text:p>
          </table:table-cell>
          <table:table-cell office:value-type="float" office:value="1069" calcext:value-type="float">
            <text:p>106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448" calcext:value-type="float">
            <text:p>448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float" office:value="847" calcext:value-type="float">
            <text:p>84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table:formula="of:=[.B26]+[.C26]+[.D26]" office:value-type="float" office:value="1239" calcext:value-type="float">
            <text:p>1239</text:p>
          </table:table-cell>
          <table:table-cell office:value-type="float" office:value="100" calcext:value-type="float">
            <text:p>100</text:p>
          </table:table-cell>
          <table:table-cell office:value-type="float" office:value="1384" calcext:value-type="float">
            <text:p>138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45" calcext:value-type="float">
            <text:p>445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03" calcext:value-type="float">
            <text:p>503</text:p>
          </table:table-cell>
          <table:table-cell office:value-type="float" office:value="722" calcext:value-type="float">
            <text:p>72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table:formula="of:=[.B27]+[.C27]+[.D27]" office:value-type="float" office:value="1240" calcext:value-type="float">
            <text:p>1240</text:p>
          </table:table-cell>
          <table:table-cell office:value-type="float" office:value="98" calcext:value-type="float">
            <text:p>98</text:p>
          </table:table-cell>
          <table:table-cell office:value-type="float" office:value="1077" calcext:value-type="float">
            <text:p>107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62" calcext:value-type="float">
            <text:p>46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27" calcext:value-type="float">
            <text:p>527</text:p>
          </table:table-cell>
          <table:table-cell office:value-type="float" office:value="1009" calcext:value-type="float">
            <text:p>1009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table:formula="of:=[.B28]+[.C28]+[.D28]" office:value-type="float" office:value="1551" calcext:value-type="float">
            <text:p>1551</text:p>
          </table:table-cell>
          <table:table-cell office:value-type="float" office:value="1175" calcext:value-type="float">
            <text:p>1175</text:p>
          </table:table-cell>
          <table:table-cell office:value-type="float" office:value="921" calcext:value-type="float">
            <text:p>9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table:number-columns-repeated="5"/>
          <table:table-cell table:formula="of:=[.H29]+[.I29]+[.J29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5"/>
          <table:table-cell table:formula="of:=[.H30]+[.I30]+[.J30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3" table:number-columns-repeated="2"/>
          <table:table-cell table:style-name="ce5" office:value-type="string" calcext:value-type="string">
            <text:p>Animal – Jio – All</text:p>
          </table:table-cell>
          <table:table-cell table:style-name="ce3" table:number-columns-repeated="2"/>
          <table:table-cell table:formula="of:=[.B31]+[.C31]+[.D31]" office:value-type="string" office:string-value="" calcext:value-type="error">
            <text:p>#VALUE!</text:p>
          </table:table-cell>
          <table:table-cell table:style-name="ce3" table:number-columns-repeated="2"/>
          <table:table-cell table:style-name="ce5" office:value-type="string" calcext:value-type="string">
            <text:p>Animal – IITDWifi – All</text:p>
          </table:table-cell>
          <table:table-cell table:style-name="ce3" table:number-columns-repeated="2"/>
          <table:table-cell table:formula="of:=[.H31]+[.I31]+[.J3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formula="of:=[.B32]+[.C32]+[.D32]" office:value-type="string" office:string-value="" calcext:value-type="error">
            <text:p>#VALUE!</text:p>
          </table:table-cell>
          <table:table-cell table:style-name="ce4" office:value-type="string" calcext:value-type="string">
            <text:p>Upload Time(ms)</text:p>
          </table:table-cell>
          <table:table-cell table:style-name="ce4" office:value-type="string" calcext:value-type="string">
            <text:p>Algo Time(ms)</text:p>
          </table:table-cell>
          <table:table-cell table:style-name="ce4" office:value-type="string" calcext:value-type="string">
            <text:p>Download Time(ms)</text:p>
          </table:table-cell>
          <table:table-cell table:style-name="ce4" office:value-type="string" calcext:value-type="string">
            <text:p>Size(Kbytes)</text:p>
          </table:table-cell>
          <table:table-cell table:style-name="ce4" office:value-type="string" calcext:value-type="string">
            <text:p>Speed(Kbytes/Sec)</text:p>
          </table:table-cell>
          <table:table-cell table:formula="of:=[.H32]+[.I32]+[.J3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office:value-type="float" office:value="1076" calcext:value-type="float">
            <text:p>107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table:formula="of:=[.B33]+[.C33]+[.D33]" office:value-type="float" office:value="1784" calcext:value-type="float">
            <text:p>1784</text:p>
          </table:table-cell>
          <table:table-cell office:value-type="float" office:value="3564" calcext:value-type="float">
            <text:p>3564</text:p>
          </table:table-cell>
          <table:table-cell office:value-type="float" office:value="999" calcext:value-type="float">
            <text:p>999</text:p>
          </table:table-cell>
          <table:table-cell office:value-type="float" office:value="3395" calcext:value-type="float">
            <text:p>3395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formula="of:=[.H33]+[.I33]+[.J33]" office:value-type="float" office:value="7958" calcext:value-type="float">
            <text:p>795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52" calcext:value-type="float">
            <text:p>752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table:formula="of:=[.B34]+[.C34]+[.D34]" office:value-type="float" office:value="1865" calcext:value-type="float">
            <text:p>1865</text:p>
          </table:table-cell>
          <table:table-cell office:value-type="float" office:value="111" calcext:value-type="float">
            <text:p>111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25" calcext:value-type="float">
            <text:p>525</text:p>
          </table:table-cell>
          <table:table-cell table:formula="of:=[.H34]+[.I34]+[.J34]" office:value-type="float" office:value="1175" calcext:value-type="float">
            <text:p>117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1132" calcext:value-type="float">
            <text:p>1132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formula="of:=[.B35]+[.C35]+[.D35]" office:value-type="float" office:value="1863" calcext:value-type="float">
            <text:p>1863</text:p>
          </table:table-cell>
          <table:table-cell office:value-type="float" office:value="107" calcext:value-type="float">
            <text:p>107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9" calcext:value-type="float">
            <text:p>519</text:p>
          </table:table-cell>
          <table:table-cell table:formula="of:=[.H35]+[.I35]+[.J35]" office:value-type="float" office:value="1165" calcext:value-type="float">
            <text:p>11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4" calcext:value-type="float">
            <text:p>524</text:p>
          </table:table-cell>
          <table:table-cell office:value-type="float" office:value="1023" calcext:value-type="float">
            <text:p>1023</text:p>
          </table:table-cell>
          <table:table-cell office:value-type="float" office:value="963" calcext:value-type="float">
            <text:p>963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table:formula="of:=[.B36]+[.C36]+[.D36]" office:value-type="float" office:value="2510" calcext:value-type="float">
            <text:p>2510</text:p>
          </table:table-cell>
          <table:table-cell office:value-type="float" office:value="126" calcext:value-type="float">
            <text:p>126</text:p>
          </table:table-cell>
          <table:table-cell office:value-type="float" office:value="1329" calcext:value-type="float">
            <text:p>1329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93" calcext:value-type="float">
            <text:p>493</text:p>
          </table:table-cell>
          <table:table-cell table:formula="of:=[.H36]+[.I36]+[.J36]" office:value-type="float" office:value="1467" calcext:value-type="float">
            <text:p>14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42" calcext:value-type="float">
            <text:p>342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8" calcext:value-type="float">
            <text:p>148</text:p>
          </table:table-cell>
          <table:table-cell table:formula="of:=[.B37]+[.C37]+[.D37]" office:value-type="float" office:value="1231" calcext:value-type="float">
            <text:p>1231</text:p>
          </table:table-cell>
          <table:table-cell office:value-type="float" office:value="122" calcext:value-type="float">
            <text:p>122</text:p>
          </table:table-cell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49" calcext:value-type="float">
            <text:p>449</text:p>
          </table:table-cell>
          <table:table-cell table:formula="of:=[.H37]+[.I37]+[.J37]" office:value-type="float" office:value="1484" calcext:value-type="float">
            <text:p>148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1" calcext:value-type="float">
            <text:p>591</text:p>
          </table:table-cell>
          <table:table-cell office:value-type="float" office:value="952" calcext:value-type="float">
            <text:p>952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table:formula="of:=[.B38]+[.C38]+[.D38]" office:value-type="float" office:value="1558" calcext:value-type="float">
            <text:p>1558</text:p>
          </table:table-cell>
          <table:table-cell office:value-type="float" office:value="113" calcext:value-type="float">
            <text:p>113</text:p>
          </table:table-cell>
          <table:table-cell office:value-type="float" office:value="1365" calcext:value-type="float">
            <text:p>136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471" calcext:value-type="float">
            <text:p>471</text:p>
          </table:table-cell>
          <table:table-cell table:formula="of:=[.H38]+[.I38]+[.J38]" office:value-type="float" office:value="1493" calcext:value-type="float">
            <text:p>149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52" calcext:value-type="float">
            <text:p>2152</text:p>
          </table:table-cell>
          <table:table-cell office:value-type="float" office:value="991" calcext:value-type="float">
            <text:p>99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formula="of:=[.B39]+[.C39]+[.D39]" office:value-type="float" office:value="3158" calcext:value-type="float">
            <text:p>3158</text:p>
          </table:table-cell>
          <table:table-cell office:value-type="float" office:value="1664" calcext:value-type="float">
            <text:p>1664</text:p>
          </table:table-cell>
          <table:table-cell office:value-type="float" office:value="1045" calcext:value-type="float">
            <text:p>104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table:formula="of:=[.H39]+[.I39]+[.J39]" office:value-type="float" office:value="2724" calcext:value-type="float">
            <text:p>272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973" calcext:value-type="float">
            <text:p>3973</text:p>
          </table:table-cell>
          <table:table-cell office:value-type="float" office:value="773" calcext:value-type="float">
            <text:p>77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formula="of:=[.B40]+[.C40]+[.D40]" office:value-type="float" office:value="4761" calcext:value-type="float">
            <text:p>4761</text:p>
          </table:table-cell>
          <table:table-cell office:value-type="float" office:value="155" calcext:value-type="float">
            <text:p>155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62" calcext:value-type="float">
            <text:p>362</text:p>
          </table:table-cell>
          <table:table-cell table:formula="of:=[.H40]+[.I40]+[.J40]" office:value-type="float" office:value="1194" calcext:value-type="float">
            <text:p>119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503" calcext:value-type="float">
            <text:p>5503</text:p>
          </table:table-cell>
          <table:table-cell office:value-type="float" office:value="521" calcext:value-type="float">
            <text:p>521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[.B41]+[.C41]+[.D41]" office:value-type="float" office:value="6039" calcext:value-type="float">
            <text:p>6039</text:p>
          </table:table-cell>
          <table:table-cell office:value-type="float" office:value="100" calcext:value-type="float">
            <text:p>100</text:p>
          </table:table-cell>
          <table:table-cell office:value-type="float" office:value="1066" calcext:value-type="float">
            <text:p>1066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672" calcext:value-type="float">
            <text:p>672</text:p>
          </table:table-cell>
          <table:table-cell table:formula="of:=[.H41]+[.I41]+[.J41]" office:value-type="float" office:value="1181" calcext:value-type="float">
            <text:p>118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8" calcext:value-type="float">
            <text:p>508</text:p>
          </table:table-cell>
          <table:table-cell office:value-type="float" office:value="1016" calcext:value-type="float">
            <text:p>101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table:formula="of:=[.B42]+[.C42]+[.D42]" office:value-type="float" office:value="1539" calcext:value-type="float">
            <text:p>1539</text:p>
          </table:table-cell>
          <table:table-cell office:value-type="float" office:value="135" calcext:value-type="float">
            <text:p>135</text:p>
          </table:table-cell>
          <table:table-cell office:value-type="float" office:value="1033" calcext:value-type="float">
            <text:p>1033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39" calcext:value-type="float">
            <text:p>439</text:p>
          </table:table-cell>
          <table:table-cell table:formula="of:=[.H42]+[.I42]+[.J42]" office:value-type="float" office:value="1183" calcext:value-type="float">
            <text:p>118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75" calcext:value-type="float">
            <text:p>2175</text:p>
          </table:table-cell>
          <table:table-cell office:value-type="float" office:value="948" calcext:value-type="float">
            <text:p>94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formula="of:=[.B43]+[.C43]+[.D43]" office:value-type="float" office:value="3138" calcext:value-type="float">
            <text:p>3138</text:p>
          </table:table-cell>
          <table:table-cell office:value-type="float" office:value="1425" calcext:value-type="float">
            <text:p>1425</text:p>
          </table:table-cell>
          <table:table-cell office:value-type="float" office:value="1281" calcext:value-type="float">
            <text:p>128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formula="of:=[.H43]+[.I43]+[.J43]" office:value-type="float" office:value="2721" calcext:value-type="float">
            <text:p>272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900" calcext:value-type="float">
            <text:p>3900</text:p>
          </table:table-cell>
          <table:table-cell office:value-type="float" office:value="823" calcext:value-type="float">
            <text:p>82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B44]+[.C44]+[.D44]" office:value-type="float" office:value="4738" calcext:value-type="float">
            <text:p>4738</text:p>
          </table:table-cell>
          <table:table-cell office:value-type="float" office:value="156" calcext:value-type="float">
            <text:p>156</text:p>
          </table:table-cell>
          <table:table-cell office:value-type="float" office:value="1015" calcext:value-type="float">
            <text:p>101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98" calcext:value-type="float">
            <text:p>298</text:p>
          </table:table-cell>
          <table:table-cell table:formula="of:=[.H44]+[.I44]+[.J44]" office:value-type="float" office:value="1186" calcext:value-type="float">
            <text:p>118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81" calcext:value-type="float">
            <text:p>5481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formula="of:=[.B45]+[.C45]+[.D45]" office:value-type="float" office:value="6648" calcext:value-type="float">
            <text:p>6648</text:p>
          </table:table-cell>
          <table:table-cell office:value-type="float" office:value="1418" calcext:value-type="float">
            <text:p>1418</text:p>
          </table:table-cell>
          <table:table-cell office:value-type="float" office:value="982" calcext:value-type="float">
            <text:p>98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formula="of:=[.H45]+[.I45]+[.J45]" office:value-type="float" office:value="2415" calcext:value-type="float">
            <text:p>24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79" calcext:value-type="float">
            <text:p>7179</text:p>
          </table:table-cell>
          <table:table-cell office:value-type="float" office:value="1049" calcext:value-type="float">
            <text:p>1049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46]+[.C46]+[.D46]" office:value-type="float" office:value="8243" calcext:value-type="float">
            <text:p>8243</text:p>
          </table:table-cell>
          <table:table-cell office:value-type="float" office:value="2611" calcext:value-type="float">
            <text:p>2611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formula="of:=[.H46]+[.I46]+[.J46]" office:value-type="float" office:value="3650" calcext:value-type="float">
            <text:p>36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office:value-type="float" office:value="1160" calcext:value-type="float">
            <text:p>116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[.B47]+[.C47]+[.D47]" office:value-type="float" office:value="1879" calcext:value-type="float">
            <text:p>1879</text:p>
          </table:table-cell>
          <table:table-cell office:value-type="float" office:value="3842" calcext:value-type="float">
            <text:p>3842</text:p>
          </table:table-cell>
          <table:table-cell office:value-type="float" office:value="1326" calcext:value-type="float">
            <text:p>1326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H47]+[.I47]+[.J47]" office:value-type="float" office:value="5183" calcext:value-type="float">
            <text:p>518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0" calcext:value-type="float">
            <text:p>570</text:p>
          </table:table-cell>
          <table:table-cell office:value-type="float" office:value="966" calcext:value-type="float">
            <text:p>96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formula="of:=[.B48]+[.C48]+[.D48]" office:value-type="float" office:value="1551" calcext:value-type="float">
            <text:p>1551</text:p>
          </table:table-cell>
          <table:table-cell office:value-type="float" office:value="125" calcext:value-type="float">
            <text:p>125</text:p>
          </table:table-cell>
          <table:table-cell office:value-type="float" office:value="1043" calcext:value-type="float">
            <text:p>104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53" calcext:value-type="float">
            <text:p>353</text:p>
          </table:table-cell>
          <table:table-cell table:formula="of:=[.H48]+[.I48]+[.J48]" office:value-type="float" office:value="1183" calcext:value-type="float">
            <text:p>118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float" office:value="1052" calcext:value-type="float">
            <text:p>105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table:formula="of:=[.B49]+[.C49]+[.D49]" office:value-type="float" office:value="1566" calcext:value-type="float">
            <text:p>1566</text:p>
          </table:table-cell>
          <table:table-cell office:value-type="float" office:value="87" calcext:value-type="float">
            <text:p>87</text:p>
          </table:table-cell>
          <table:table-cell office:value-type="float" office:value="1081" calcext:value-type="float">
            <text:p>108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552" calcext:value-type="float">
            <text:p>552</text:p>
          </table:table-cell>
          <table:table-cell table:formula="of:=[.H49]+[.I49]+[.J49]" office:value-type="float" office:value="1183" calcext:value-type="float">
            <text:p>118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float" office:value="1085" calcext:value-type="float">
            <text:p>108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[.B50]+[.C50]+[.D50]" office:value-type="float" office:value="1546" calcext:value-type="float">
            <text:p>1546</text:p>
          </table:table-cell>
          <table:table-cell office:value-type="float" office:value="127" calcext:value-type="float">
            <text:p>127</text:p>
          </table:table-cell>
          <table:table-cell office:value-type="float" office:value="1354" calcext:value-type="float">
            <text:p>135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39" calcext:value-type="float">
            <text:p>339</text:p>
          </table:table-cell>
          <table:table-cell table:formula="of:=[.H50]+[.I50]+[.J50]" office:value-type="float" office:value="1496" calcext:value-type="float">
            <text:p>149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51" calcext:value-type="float">
            <text:p>551</text:p>
          </table:table-cell>
          <table:table-cell office:value-type="float" office:value="989" calcext:value-type="float">
            <text:p>989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table:formula="of:=[.B51]+[.C51]+[.D51]" office:value-type="float" office:value="1555" calcext:value-type="float">
            <text:p>1555</text:p>
          </table:table-cell>
          <table:table-cell office:value-type="float" office:value="127" calcext:value-type="float">
            <text:p>127</text:p>
          </table:table-cell>
          <table:table-cell office:value-type="float" office:value="1033" calcext:value-type="float">
            <text:p>103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49" calcext:value-type="float">
            <text:p>349</text:p>
          </table:table-cell>
          <table:table-cell table:formula="of:=[.H51]+[.I51]+[.J51]" office:value-type="float" office:value="1175" calcext:value-type="float">
            <text:p>117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float" office:value="1001" calcext:value-type="float">
            <text:p>100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table:formula="of:=[.B52]+[.C52]+[.D52]" office:value-type="float" office:value="1556" calcext:value-type="float">
            <text:p>1556</text:p>
          </table:table-cell>
          <table:table-cell office:value-type="float" office:value="1337" calcext:value-type="float">
            <text:p>1337</text:p>
          </table:table-cell>
          <table:table-cell office:value-type="float" office:value="1052" calcext:value-type="float">
            <text:p>105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formula="of:=[.H52]+[.I52]+[.J52]" office:value-type="float" office:value="2404" calcext:value-type="float">
            <text:p>240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7" calcext:value-type="float">
            <text:p>567</text:p>
          </table:table-cell>
          <table:table-cell office:value-type="float" office:value="968" calcext:value-type="float">
            <text:p>96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table:formula="of:=[.B53]+[.C53]+[.D53]" office:value-type="float" office:value="1550" calcext:value-type="float">
            <text:p>1550</text:p>
          </table:table-cell>
          <table:table-cell office:value-type="float" office:value="2989" calcext:value-type="float">
            <text:p>2989</text:p>
          </table:table-cell>
          <table:table-cell office:value-type="float" office:value="1551" calcext:value-type="float">
            <text:p>1551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formula="of:=[.H53]+[.I53]+[.J53]" office:value-type="float" office:value="4555" calcext:value-type="float">
            <text:p>455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float" office:value="997" calcext:value-type="float">
            <text:p>99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table:formula="of:=[.B54]+[.C54]+[.D54]" office:value-type="float" office:value="1556" calcext:value-type="float">
            <text:p>1556</text:p>
          </table:table-cell>
          <table:table-cell office:value-type="float" office:value="190" calcext:value-type="float">
            <text:p>190</text:p>
          </table:table-cell>
          <table:table-cell office:value-type="float" office:value="1277" calcext:value-type="float">
            <text:p>127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45" calcext:value-type="float">
            <text:p>245</text:p>
          </table:table-cell>
          <table:table-cell table:formula="of:=[.H54]+[.I54]+[.J54]" office:value-type="float" office:value="1482" calcext:value-type="float">
            <text:p>14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float" office:value="1101" calcext:value-type="float">
            <text:p>110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table:formula="of:=[.B55]+[.C55]+[.D55]" office:value-type="float" office:value="1553" calcext:value-type="float">
            <text:p>1553</text:p>
          </table:table-cell>
          <table:table-cell office:value-type="float" office:value="153" calcext:value-type="float">
            <text:p>153</text:p>
          </table:table-cell>
          <table:table-cell office:value-type="float" office:value="1315" calcext:value-type="float">
            <text:p>131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95" calcext:value-type="float">
            <text:p>295</text:p>
          </table:table-cell>
          <table:table-cell table:formula="of:=[.H55]+[.I55]+[.J55]" office:value-type="float" office:value="1483" calcext:value-type="float">
            <text:p>148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11" calcext:value-type="float">
            <text:p>411</text:p>
          </table:table-cell>
          <table:table-cell office:value-type="float" office:value="1131" calcext:value-type="float">
            <text:p>1131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table:formula="of:=[.B56]+[.C56]+[.D56]" office:value-type="float" office:value="1557" calcext:value-type="float">
            <text:p>1557</text:p>
          </table:table-cell>
          <table:table-cell office:value-type="float" office:value="223" calcext:value-type="float">
            <text:p>223</text:p>
          </table:table-cell>
          <table:table-cell office:value-type="float" office:value="1251" calcext:value-type="float">
            <text:p>125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table:formula="of:=[.H56]+[.I56]+[.J56]" office:value-type="float" office:value="1489" calcext:value-type="float">
            <text:p>1489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B57]+[.C57]+[.D57]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299" calcext:value-type="float">
            <text:p>1299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table:number-columns-repeated="5"/>
          <table:table-cell table:style-name="ce2" office:value-type="string" calcext:value-type="string">
            <text:p>Average:</text:p>
          </table:table-cell>
          <table:table-cell table:style-name="ce2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2:19:01.228739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8:16:05.101208945</meta:creation-date>
    <meta:generator>LibreOffice/4.2.8.2$Linux_x86 LibreOffice_project/420m0$Build-2</meta:generator>
    <dc:date>2018-03-15T12:24:05.072013836</dc:date>
    <meta:editing-duration>PT7M19S</meta:editing-duration>
    <meta:editing-cycles>13</meta:editing-cycles>
    <meta:document-statistic meta:table-count="6" meta:cell-count="3504" meta:object-count="0"/>
  </office:meta>
</office:document-meta>
</file>